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PM10-AT_IN">
            <text:p>ASOMADILLA-PM10-AT_IN</text:p>
          </table:table-cell>
          <table:table-cell table:style-name="pd1" office:value-type="string" office:string-value="ASOMADILLA-O3-AT_IN_rolling_std">
            <text:p>ASOMADILLA-O3-AT_IN_rolling_std</text:p>
          </table:table-cell>
          <table:table-cell table:style-name="pd1" office:value-type="string" office:string-value="ASOMADILLA-O3-AT_IN_rolling_skew">
            <text:p>ASOMADILLA-O3-AT_IN_rolling_skew</text:p>
          </table:table-cell>
          <table:table-cell table:style-name="pd1" office:value-type="string" office:string-value="hour">
            <text:p>hour</text:p>
          </table:table-cell>
          <table:table-cell table:style-name="pd1" office:value-type="string" office:string-value="day">
            <text:p>day</text:p>
          </table:table-cell>
          <table:table-cell table:style-name="pd1" office:value-type="string" office:string-value="weekday">
            <text:p>weekday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19.5">
            <text:p>19.5</text:p>
          </table:table-cell>
          <table:table-cell office:value-type="float" office:value="21.330502367281014">
            <text:p>21.330502367281014</text:p>
          </table:table-cell>
          <table:table-cell office:value-type="float" office:value="-0.2761891704859775">
            <text:p>-0.276189170485977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18.5">
            <text:p>18.5</text:p>
          </table:table-cell>
          <table:table-cell office:value-type="float" office:value="22.217905681023424">
            <text:p>22.217905681023424</text:p>
          </table:table-cell>
          <table:table-cell office:value-type="float" office:value="-0.3542260268458599">
            <text:p>-0.354226026845859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17.0">
            <text:p>17.0</text:p>
          </table:table-cell>
          <table:table-cell office:value-type="float" office:value="22.564739560602288">
            <text:p>22.564739560602288</text:p>
          </table:table-cell>
          <table:table-cell office:value-type="float" office:value="-0.5020806647098756">
            <text:p>-0.502080664709875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16T11:00:00">
            <text:p>Fri Jan 16 11:00:00 2015</text:p>
          </table:table-cell>
          <table:table-cell office:value-type="float" office:value="13.8333">
            <text:p>13.8333</text:p>
          </table:table-cell>
          <table:table-cell office:value-type="float" office:value="15.862734079865794">
            <text:p>15.862734079865794</text:p>
          </table:table-cell>
          <table:table-cell office:value-type="float" office:value="-0.4049149374336225">
            <text:p>-0.404914937433622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6T16:00:00">
            <text:p>Fri Jan 16 16:00:00 2015</text:p>
          </table:table-cell>
          <table:table-cell office:value-type="float" office:value="11.8333">
            <text:p>11.8333</text:p>
          </table:table-cell>
          <table:table-cell office:value-type="float" office:value="14.821312123973215">
            <text:p>14.821312123973215</text:p>
          </table:table-cell>
          <table:table-cell office:value-type="float" office:value="-0.24071817715479177">
            <text:p>-0.24071817715479177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17:00:00">
            <text:p>Fri Jan 16 17:00:00 2015</text:p>
          </table:table-cell>
          <table:table-cell office:value-type="float" office:value="12.1667">
            <text:p>12.1667</text:p>
          </table:table-cell>
          <table:table-cell office:value-type="float" office:value="14.241525985649549">
            <text:p>14.241525985649549</text:p>
          </table:table-cell>
          <table:table-cell office:value-type="float" office:value="-0.3351799263683381">
            <text:p>-0.335179926368338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6T18:00:00">
            <text:p>Fri Jan 16 18:00:00 2015</text:p>
          </table:table-cell>
          <table:table-cell office:value-type="float" office:value="12.5">
            <text:p>12.5</text:p>
          </table:table-cell>
          <table:table-cell office:value-type="float" office:value="14.45819448208327">
            <text:p>14.45819448208327</text:p>
          </table:table-cell>
          <table:table-cell office:value-type="float" office:value="-0.4684851868149588">
            <text:p>-0.468485186814958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6T19:00:00">
            <text:p>Fri Jan 16 19:00:00 2015</text:p>
          </table:table-cell>
          <table:table-cell office:value-type="float" office:value="12.3333">
            <text:p>12.3333</text:p>
          </table:table-cell>
          <table:table-cell office:value-type="float" office:value="14.527444567189292">
            <text:p>14.527444567189292</text:p>
          </table:table-cell>
          <table:table-cell office:value-type="float" office:value="-0.49275593869585493">
            <text:p>-0.4927559386958549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6T21:00:00">
            <text:p>Fri Jan 16 21:00:00 2015</text:p>
          </table:table-cell>
          <table:table-cell office:value-type="float" office:value="13.8333">
            <text:p>13.8333</text:p>
          </table:table-cell>
          <table:table-cell office:value-type="float" office:value="14.864105217389547">
            <text:p>14.864105217389547</text:p>
          </table:table-cell>
          <table:table-cell office:value-type="float" office:value="-0.3592872165372907">
            <text:p>-0.359287216537290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18.0">
            <text:p>18.0</text:p>
          </table:table-cell>
          <table:table-cell office:value-type="float" office:value="17.567995524470383">
            <text:p>17.567995524470383</text:p>
          </table:table-cell>
          <table:table-cell office:value-type="float" office:value="-0.2960939401551852">
            <text:p>-0.296093940155185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15.0">
            <text:p>15.0</text:p>
          </table:table-cell>
          <table:table-cell office:value-type="float" office:value="20.9864896585664">
            <text:p>20.9864896585664</text:p>
          </table:table-cell>
          <table:table-cell office:value-type="float" office:value="0.2733637271147174">
            <text:p>0.273363727114717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7T09:00:00">
            <text:p>Sat Jan 17 09:00:00 2015</text:p>
          </table:table-cell>
          <table:table-cell office:value-type="float" office:value="14.3333">
            <text:p>14.3333</text:p>
          </table:table-cell>
          <table:table-cell office:value-type="float" office:value="20.446989675652343">
            <text:p>20.446989675652343</text:p>
          </table:table-cell>
          <table:table-cell office:value-type="float" office:value="0.3823151314168109">
            <text:p>0.382315131416810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7T13:00:00">
            <text:p>Sat Jan 17 13:00:00 2015</text:p>
          </table:table-cell>
          <table:table-cell office:value-type="float" office:value="14.6667">
            <text:p>14.6667</text:p>
          </table:table-cell>
          <table:table-cell office:value-type="float" office:value="19.780653465713733">
            <text:p>19.780653465713733</text:p>
          </table:table-cell>
          <table:table-cell office:value-type="float" office:value="0.5957823042768957">
            <text:p>0.595782304276895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1-17T14:00:00">
            <text:p>Sat Jan 17 14:00:00 2015</text:p>
          </table:table-cell>
          <table:table-cell office:value-type="float" office:value="14.0">
            <text:p>14.0</text:p>
          </table:table-cell>
          <table:table-cell office:value-type="float" office:value="20.309549557325244">
            <text:p>20.309549557325244</text:p>
          </table:table-cell>
          <table:table-cell office:value-type="float" office:value="0.4531197676026472">
            <text:p>0.453119767602647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17T15:00:00">
            <text:p>Sat Jan 17 15:00:00 2015</text:p>
          </table:table-cell>
          <table:table-cell office:value-type="float" office:value="14.0">
            <text:p>14.0</text:p>
          </table:table-cell>
          <table:table-cell office:value-type="float" office:value="20.619207743750206">
            <text:p>20.619207743750206</text:p>
          </table:table-cell>
          <table:table-cell office:value-type="float" office:value="0.4490684531886648">
            <text:p>0.449068453188664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7T16:00:00">
            <text:p>Sat Jan 17 16:00:00 2015</text:p>
          </table:table-cell>
          <table:table-cell office:value-type="float" office:value="13.1667">
            <text:p>13.1667</text:p>
          </table:table-cell>
          <table:table-cell office:value-type="float" office:value="20.20225496565604">
            <text:p>20.20225496565604</text:p>
          </table:table-cell>
          <table:table-cell office:value-type="float" office:value="0.3995566242063515">
            <text:p>0.39955662420635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7T17:00:00">
            <text:p>Sat Jan 17 17:00:00 2015</text:p>
          </table:table-cell>
          <table:table-cell office:value-type="float" office:value="13.0">
            <text:p>13.0</text:p>
          </table:table-cell>
          <table:table-cell office:value-type="float" office:value="20.361868492041065">
            <text:p>20.361868492041065</text:p>
          </table:table-cell>
          <table:table-cell office:value-type="float" office:value="0.41897808160993083">
            <text:p>0.4189780816099308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7T18:00:00">
            <text:p>Sat Jan 17 18:00:00 2015</text:p>
          </table:table-cell>
          <table:table-cell office:value-type="float" office:value="13.5">
            <text:p>13.5</text:p>
          </table:table-cell>
          <table:table-cell office:value-type="float" office:value="20.46555463530498">
            <text:p>20.46555463530498</text:p>
          </table:table-cell>
          <table:table-cell office:value-type="float" office:value="0.42893050169535063">
            <text:p>0.4289305016953506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9T05:00:00">
            <text:p>Mon Jan 19 05:00:00 2015</text:p>
          </table:table-cell>
          <table:table-cell office:value-type="float" office:value="15.0">
            <text:p>15.0</text:p>
          </table:table-cell>
          <table:table-cell office:value-type="float" office:value="8.298170311331953">
            <text:p>8.298170311331953</text:p>
          </table:table-cell>
          <table:table-cell office:value-type="float" office:value="-0.9111333072259131">
            <text:p>-0.911133307225913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9T06:00:00">
            <text:p>Mon Jan 19 06:00:00 2015</text:p>
          </table:table-cell>
          <table:table-cell office:value-type="float" office:value="14.8333">
            <text:p>14.8333</text:p>
          </table:table-cell>
          <table:table-cell office:value-type="float" office:value="7.849623206325751">
            <text:p>7.849623206325751</text:p>
          </table:table-cell>
          <table:table-cell office:value-type="float" office:value="-0.7730200536770041">
            <text:p>-0.773020053677004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20T03:00:00">
            <text:p>Tue Jan 20 03:00:00 2015</text:p>
          </table:table-cell>
          <table:table-cell office:value-type="float" office:value="12.5">
            <text:p>12.5</text:p>
          </table:table-cell>
          <table:table-cell office:value-type="float" office:value="14.740494934110577">
            <text:p>14.740494934110577</text:p>
          </table:table-cell>
          <table:table-cell office:value-type="float" office:value="-0.4486282646529454">
            <text:p>-0.44862826465294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0T08:00:00">
            <text:p>Tue Jan 20 08:00:00 2015</text:p>
          </table:table-cell>
          <table:table-cell office:value-type="float" office:value="10.3333">
            <text:p>10.3333</text:p>
          </table:table-cell>
          <table:table-cell office:value-type="float" office:value="17.351061790287222">
            <text:p>17.351061790287222</text:p>
          </table:table-cell>
          <table:table-cell office:value-type="float" office:value="-0.5633005578681319">
            <text:p>-0.563300557868131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22T02:00:00">
            <text:p>Thu Jan 22 02:00:00 2015</text:p>
          </table:table-cell>
          <table:table-cell office:value-type="float" office:value="13.0">
            <text:p>13.0</text:p>
          </table:table-cell>
          <table:table-cell office:value-type="float" office:value="18.90024846316579">
            <text:p>18.90024846316579</text:p>
          </table:table-cell>
          <table:table-cell office:value-type="float" office:value="0.1327031536248095">
            <text:p>0.132703153624809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2T03:00:00">
            <text:p>Thu Jan 22 03:00:00 2015</text:p>
          </table:table-cell>
          <table:table-cell office:value-type="float" office:value="12.0">
            <text:p>12.0</text:p>
          </table:table-cell>
          <table:table-cell office:value-type="float" office:value="19.49709852894874">
            <text:p>19.49709852894874</text:p>
          </table:table-cell>
          <table:table-cell office:value-type="float" office:value="-0.00955909291108127">
            <text:p>-0.0095590929110812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22T04:00:00">
            <text:p>Thu Jan 22 04:00:00 2015</text:p>
          </table:table-cell>
          <table:table-cell office:value-type="float" office:value="11.3333">
            <text:p>11.3333</text:p>
          </table:table-cell>
          <table:table-cell office:value-type="float" office:value="19.70741578587406">
            <text:p>19.70741578587406</text:p>
          </table:table-cell>
          <table:table-cell office:value-type="float" office:value="-0.17094448738238832">
            <text:p>-0.170944487382388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2T05:00:00">
            <text:p>Thu Jan 22 05:00:00 2015</text:p>
          </table:table-cell>
          <table:table-cell office:value-type="float" office:value="11.0">
            <text:p>11.0</text:p>
          </table:table-cell>
          <table:table-cell office:value-type="float" office:value="20.095917730252744">
            <text:p>20.095917730252744</text:p>
          </table:table-cell>
          <table:table-cell office:value-type="float" office:value="-0.3172253810075272">
            <text:p>-0.317225381007527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2T06:00:00">
            <text:p>Thu Jan 22 06:00:00 2015</text:p>
          </table:table-cell>
          <table:table-cell office:value-type="float" office:value="10.0">
            <text:p>10.0</text:p>
          </table:table-cell>
          <table:table-cell office:value-type="float" office:value="20.087648134345525">
            <text:p>20.087648134345525</text:p>
          </table:table-cell>
          <table:table-cell office:value-type="float" office:value="-0.4943150467811666">
            <text:p>-0.494315046781166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22T07:00:00">
            <text:p>Thu Jan 22 07:00:00 2015</text:p>
          </table:table-cell>
          <table:table-cell office:value-type="float" office:value="10.0">
            <text:p>10.0</text:p>
          </table:table-cell>
          <table:table-cell office:value-type="float" office:value="19.936713368467966">
            <text:p>19.936713368467966</text:p>
          </table:table-cell>
          <table:table-cell office:value-type="float" office:value="-0.6603282639289532">
            <text:p>-0.660328263928953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22T08:00:00">
            <text:p>Thu Jan 22 08:00:00 2015</text:p>
          </table:table-cell>
          <table:table-cell office:value-type="float" office:value="9.6667">
            <text:p>9.6667</text:p>
          </table:table-cell>
          <table:table-cell office:value-type="float" office:value="18.71955681440691">
            <text:p>18.71955681440691</text:p>
          </table:table-cell>
          <table:table-cell office:value-type="float" office:value="-0.7564859424106588">
            <text:p>-0.756485942410658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2T11:00:00">
            <text:p>Thu Jan 22 11:00:00 2015</text:p>
          </table:table-cell>
          <table:table-cell office:value-type="float" office:value="8.6667">
            <text:p>8.6667</text:p>
          </table:table-cell>
          <table:table-cell office:value-type="float" office:value="15.593429613215934">
            <text:p>15.593429613215934</text:p>
          </table:table-cell>
          <table:table-cell office:value-type="float" office:value="-0.8176202257459341">
            <text:p>-0.817620225745934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2T12:00:00">
            <text:p>Thu Jan 22 12:00:00 2015</text:p>
          </table:table-cell>
          <table:table-cell office:value-type="float" office:value="8.0">
            <text:p>8.0</text:p>
          </table:table-cell>
          <table:table-cell office:value-type="float" office:value="15.450457640640245">
            <text:p>15.450457640640245</text:p>
          </table:table-cell>
          <table:table-cell office:value-type="float" office:value="-0.8827407353809976">
            <text:p>-0.882740735380997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22T13:00:00">
            <text:p>Thu Jan 22 13:00:00 2015</text:p>
          </table:table-cell>
          <table:table-cell office:value-type="float" office:value="8.5">
            <text:p>8.5</text:p>
          </table:table-cell>
          <table:table-cell office:value-type="float" office:value="16.766212348968626">
            <text:p>16.766212348968626</text:p>
          </table:table-cell>
          <table:table-cell office:value-type="float" office:value="-0.6354415923093764">
            <text:p>-0.635441592309376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1-22T14:00:00">
            <text:p>Thu Jan 22 14:00:00 2015</text:p>
          </table:table-cell>
          <table:table-cell office:value-type="float" office:value="9.0">
            <text:p>9.0</text:p>
          </table:table-cell>
          <table:table-cell office:value-type="float" office:value="18.09665103060403">
            <text:p>18.09665103060403</text:p>
          </table:table-cell>
          <table:table-cell office:value-type="float" office:value="-0.4439095662085548">
            <text:p>-0.443909566208554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01-22T15:00:00">
            <text:p>Thu Jan 22 15:00:00 2015</text:p>
          </table:table-cell>
          <table:table-cell office:value-type="float" office:value="9.6667">
            <text:p>9.6667</text:p>
          </table:table-cell>
          <table:table-cell office:value-type="float" office:value="19.493495901162138">
            <text:p>19.493495901162138</text:p>
          </table:table-cell>
          <table:table-cell office:value-type="float" office:value="-0.29088242913320606">
            <text:p>-0.2908824291332060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22T16:00:00">
            <text:p>Thu Jan 22 16:00:00 2015</text:p>
          </table:table-cell>
          <table:table-cell office:value-type="float" office:value="9.0">
            <text:p>9.0</text:p>
          </table:table-cell>
          <table:table-cell office:value-type="float" office:value="20.615043205428133">
            <text:p>20.615043205428133</text:p>
          </table:table-cell>
          <table:table-cell office:value-type="float" office:value="-0.22751573254690816">
            <text:p>-0.2275157325469081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2T17:00:00">
            <text:p>Thu Jan 22 17:00:00 2015</text:p>
          </table:table-cell>
          <table:table-cell office:value-type="float" office:value="8.5">
            <text:p>8.5</text:p>
          </table:table-cell>
          <table:table-cell office:value-type="float" office:value="21.509227062200942">
            <text:p>21.509227062200942</text:p>
          </table:table-cell>
          <table:table-cell office:value-type="float" office:value="-0.21059394281361019">
            <text:p>-0.2105939428136101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1-22T19:00:00">
            <text:p>Thu Jan 22 19:00:00 2015</text:p>
          </table:table-cell>
          <table:table-cell office:value-type="float" office:value="10.6667">
            <text:p>10.6667</text:p>
          </table:table-cell>
          <table:table-cell office:value-type="float" office:value="22.47696189487055">
            <text:p>22.47696189487055</text:p>
          </table:table-cell>
          <table:table-cell office:value-type="float" office:value="-0.3301857062382021">
            <text:p>-0.330185706238202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01-22T23:00:00">
            <text:p>Thu Jan 22 23:00:00 2015</text:p>
          </table:table-cell>
          <table:table-cell office:value-type="float" office:value="13.1667">
            <text:p>13.1667</text:p>
          </table:table-cell>
          <table:table-cell office:value-type="float" office:value="20.726752514746227">
            <text:p>20.726752514746227</text:p>
          </table:table-cell>
          <table:table-cell office:value-type="float" office:value="-0.19721957048454314">
            <text:p>-0.1972195704845431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3T01:00:00">
            <text:p>Fri Jan 23 01:00:00 2015</text:p>
          </table:table-cell>
          <table:table-cell office:value-type="float" office:value="14.0">
            <text:p>14.0</text:p>
          </table:table-cell>
          <table:table-cell office:value-type="float" office:value="20.48988346076845">
            <text:p>20.48988346076845</text:p>
          </table:table-cell>
          <table:table-cell office:value-type="float" office:value="-0.2668206820050524">
            <text:p>-0.26682068200505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23T02:00:00">
            <text:p>Fri Jan 23 02:00:00 2015</text:p>
          </table:table-cell>
          <table:table-cell office:value-type="float" office:value="13.6667">
            <text:p>13.6667</text:p>
          </table:table-cell>
          <table:table-cell office:value-type="float" office:value="20.710831930658525">
            <text:p>20.710831930658525</text:p>
          </table:table-cell>
          <table:table-cell office:value-type="float" office:value="-0.22592227930660652">
            <text:p>-0.2259222793066065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30T12:00:00">
            <text:p>Fri Jan 30 12:00:00 2015</text:p>
          </table:table-cell>
          <table:table-cell office:value-type="float" office:value="14.0">
            <text:p>14.0</text:p>
          </table:table-cell>
          <table:table-cell office:value-type="float" office:value="13.875360367313945">
            <text:p>13.875360367313945</text:p>
          </table:table-cell>
          <table:table-cell office:value-type="float" office:value="-0.7713353610381248">
            <text:p>-0.771335361038124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30T13:00:00">
            <text:p>Fri Jan 30 13:00:00 2015</text:p>
          </table:table-cell>
          <table:table-cell office:value-type="float" office:value="12.5">
            <text:p>12.5</text:p>
          </table:table-cell>
          <table:table-cell office:value-type="float" office:value="13.354247585831875">
            <text:p>13.354247585831875</text:p>
          </table:table-cell>
          <table:table-cell office:value-type="float" office:value="-0.9911417941787101">
            <text:p>-0.991141794178710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30T14:00:00">
            <text:p>Fri Jan 30 14:00:00 2015</text:p>
          </table:table-cell>
          <table:table-cell office:value-type="float" office:value="11.3333">
            <text:p>11.3333</text:p>
          </table:table-cell>
          <table:table-cell office:value-type="float" office:value="13.336695704545228">
            <text:p>13.336695704545228</text:p>
          </table:table-cell>
          <table:table-cell office:value-type="float" office:value="-1.1492420338798475">
            <text:p>-1.149242033879847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15:00:00">
            <text:p>Fri Jan 30 15:00:00 2015</text:p>
          </table:table-cell>
          <table:table-cell office:value-type="float" office:value="10.5">
            <text:p>10.5</text:p>
          </table:table-cell>
          <table:table-cell office:value-type="float" office:value="13.787346977413055">
            <text:p>13.787346977413055</text:p>
          </table:table-cell>
          <table:table-cell office:value-type="float" office:value="-1.017667418308537">
            <text:p>-1.01766741830853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30T16:00:00">
            <text:p>Fri Jan 30 16:00:00 2015</text:p>
          </table:table-cell>
          <table:table-cell office:value-type="float" office:value="9.6667">
            <text:p>9.6667</text:p>
          </table:table-cell>
          <table:table-cell office:value-type="float" office:value="13.80555331435996">
            <text:p>13.80555331435996</text:p>
          </table:table-cell>
          <table:table-cell office:value-type="float" office:value="-1.0115188908567245">
            <text:p>-1.011518890856724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30T17:00:00">
            <text:p>Fri Jan 30 17:00:00 2015</text:p>
          </table:table-cell>
          <table:table-cell office:value-type="float" office:value="10.0">
            <text:p>10.0</text:p>
          </table:table-cell>
          <table:table-cell office:value-type="float" office:value="13.831090671507484">
            <text:p>13.831090671507484</text:p>
          </table:table-cell>
          <table:table-cell office:value-type="float" office:value="-1.0037609146322768">
            <text:p>-1.003760914632276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30T18:00:00">
            <text:p>Fri Jan 30 18:00:00 2015</text:p>
          </table:table-cell>
          <table:table-cell office:value-type="float" office:value="10.0">
            <text:p>10.0</text:p>
          </table:table-cell>
          <table:table-cell office:value-type="float" office:value="13.738143144323189">
            <text:p>13.738143144323189</text:p>
          </table:table-cell>
          <table:table-cell office:value-type="float" office:value="-1.0246611126550969">
            <text:p>-1.024661112655096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30T19:00:00">
            <text:p>Fri Jan 30 19:00:00 2015</text:p>
          </table:table-cell>
          <table:table-cell office:value-type="float" office:value="10.8333">
            <text:p>10.8333</text:p>
          </table:table-cell>
          <table:table-cell office:value-type="float" office:value="13.899660287932537">
            <text:p>13.899660287932537</text:p>
          </table:table-cell>
          <table:table-cell office:value-type="float" office:value="-1.0377431461777997">
            <text:p>-1.037743146177799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30T20:00:00">
            <text:p>Fri Jan 30 20:00:00 2015</text:p>
          </table:table-cell>
          <table:table-cell office:value-type="float" office:value="11.1667">
            <text:p>11.1667</text:p>
          </table:table-cell>
          <table:table-cell office:value-type="float" office:value="13.131911219289675">
            <text:p>13.131911219289675</text:p>
          </table:table-cell>
          <table:table-cell office:value-type="float" office:value="-1.3006626053483212">
            <text:p>-1.30066260534832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30T21:00:00">
            <text:p>Fri Jan 30 21:00:00 2015</text:p>
          </table:table-cell>
          <table:table-cell office:value-type="float" office:value="10.6667">
            <text:p>10.6667</text:p>
          </table:table-cell>
          <table:table-cell office:value-type="float" office:value="11.114724674509356">
            <text:p>11.114724674509356</text:p>
          </table:table-cell>
          <table:table-cell office:value-type="float" office:value="-1.364367079278358">
            <text:p>-1.36436707927835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22:00:00">
            <text:p>Fri Jan 30 22:00:00 2015</text:p>
          </table:table-cell>
          <table:table-cell office:value-type="float" office:value="10.0">
            <text:p>10.0</text:p>
          </table:table-cell>
          <table:table-cell office:value-type="float" office:value="8.312480983280137">
            <text:p>8.312480983280137</text:p>
          </table:table-cell>
          <table:table-cell office:value-type="float" office:value="-0.41619414266848764">
            <text:p>-0.4161941426684876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30T23:00:00">
            <text:p>Fri Jan 30 23:00:00 2015</text:p>
          </table:table-cell>
          <table:table-cell office:value-type="float" office:value="9.0">
            <text:p>9.0</text:p>
          </table:table-cell>
          <table:table-cell office:value-type="float" office:value="7.9460029007196775">
            <text:p>7.9460029007196775</text:p>
          </table:table-cell>
          <table:table-cell office:value-type="float" office:value="-0.569987054283183">
            <text:p>-0.569987054283183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1T00:00:00">
            <text:p>Sat Jan 31 00:00:00 2015</text:p>
          </table:table-cell>
          <table:table-cell office:value-type="float" office:value="8.3333">
            <text:p>8.3333</text:p>
          </table:table-cell>
          <table:table-cell office:value-type="float" office:value="7.912951829972365">
            <text:p>7.912951829972365</text:p>
          </table:table-cell>
          <table:table-cell office:value-type="float" office:value="-0.6886096020489455">
            <text:p>-0.6886096020489455</text:p>
          </table:table-cell>
          <table:table-cell office:value-type="float" office:value="0">
            <text:p/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31T01:00:00">
            <text:p>Sat Jan 31 01:00:00 2015</text:p>
          </table:table-cell>
          <table:table-cell office:value-type="float" office:value="7.6667">
            <text:p>7.6667</text:p>
          </table:table-cell>
          <table:table-cell office:value-type="float" office:value="7.936193653568523">
            <text:p>7.936193653568523</text:p>
          </table:table-cell>
          <table:table-cell office:value-type="float" office:value="-0.7140981498255404">
            <text:p>-0.714098149825540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31T02:00:00">
            <text:p>Sat Jan 31 02:00:00 2015</text:p>
          </table:table-cell>
          <table:table-cell office:value-type="float" office:value="6.8333">
            <text:p>6.8333</text:p>
          </table:table-cell>
          <table:table-cell office:value-type="float" office:value="8.014611223032695">
            <text:p>8.014611223032695</text:p>
          </table:table-cell>
          <table:table-cell office:value-type="float" office:value="-0.7512853005640899">
            <text:p>-0.751285300564089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31T03:00:00">
            <text:p>Sat Jan 31 03:00:00 2015</text:p>
          </table:table-cell>
          <table:table-cell office:value-type="float" office:value="6.0">
            <text:p>6.0</text:p>
          </table:table-cell>
          <table:table-cell office:value-type="float" office:value="8.10974981798855">
            <text:p>8.10974981798855</text:p>
          </table:table-cell>
          <table:table-cell office:value-type="float" office:value="-0.8034561687425411">
            <text:p>-0.803456168742541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31T04:00:00">
            <text:p>Sat Jan 31 04:00:00 2015</text:p>
          </table:table-cell>
          <table:table-cell office:value-type="float" office:value="6.0">
            <text:p>6.0</text:p>
          </table:table-cell>
          <table:table-cell office:value-type="float" office:value="8.221823077582068">
            <text:p>8.221823077582068</text:p>
          </table:table-cell>
          <table:table-cell office:value-type="float" office:value="-0.8620632750964704">
            <text:p>-0.862063275096470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31T05:00:00">
            <text:p>Sat Jan 31 05:00:00 2015</text:p>
          </table:table-cell>
          <table:table-cell office:value-type="float" office:value="5.3333">
            <text:p>5.3333</text:p>
          </table:table-cell>
          <table:table-cell office:value-type="float" office:value="8.395523613691209">
            <text:p>8.395523613691209</text:p>
          </table:table-cell>
          <table:table-cell office:value-type="float" office:value="-0.9222556710757444">
            <text:p>-0.922255671075744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31T06:00:00">
            <text:p>Sat Jan 31 06:00:00 2015</text:p>
          </table:table-cell>
          <table:table-cell office:value-type="float" office:value="5.0">
            <text:p>5.0</text:p>
          </table:table-cell>
          <table:table-cell office:value-type="float" office:value="8.498041936119563">
            <text:p>8.498041936119563</text:p>
          </table:table-cell>
          <table:table-cell office:value-type="float" office:value="-0.9649082011607508">
            <text:p>-0.964908201160750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1-31T07:00:00">
            <text:p>Sat Jan 31 07:00:00 2015</text:p>
          </table:table-cell>
          <table:table-cell office:value-type="float" office:value="4.8333">
            <text:p>4.8333</text:p>
          </table:table-cell>
          <table:table-cell office:value-type="float" office:value="8.580497200450667">
            <text:p>8.580497200450667</text:p>
          </table:table-cell>
          <table:table-cell office:value-type="float" office:value="-1.0373411393183622">
            <text:p>-1.037341139318362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31T08:00:00">
            <text:p>Sat Jan 31 08:00:00 2015</text:p>
          </table:table-cell>
          <table:table-cell office:value-type="float" office:value="4.0">
            <text:p>4.0</text:p>
          </table:table-cell>
          <table:table-cell office:value-type="float" office:value="8.440477726527945">
            <text:p>8.440477726527945</text:p>
          </table:table-cell>
          <table:table-cell office:value-type="float" office:value="-1.2488501592798087">
            <text:p>-1.248850159279808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31T09:00:00">
            <text:p>Sat Jan 31 09:00:00 2015</text:p>
          </table:table-cell>
          <table:table-cell office:value-type="float" office:value="3.8333">
            <text:p>3.8333</text:p>
          </table:table-cell>
          <table:table-cell office:value-type="float" office:value="7.245438133940373">
            <text:p>7.245438133940373</text:p>
          </table:table-cell>
          <table:table-cell office:value-type="float" office:value="-1.3517474960130733">
            <text:p>-1.351747496013073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31T10:00:00">
            <text:p>Sat Jan 31 10:00:00 2015</text:p>
          </table:table-cell>
          <table:table-cell office:value-type="float" office:value="3.8333">
            <text:p>3.8333</text:p>
          </table:table-cell>
          <table:table-cell office:value-type="float" office:value="6.191092841846482">
            <text:p>6.191092841846482</text:p>
          </table:table-cell>
          <table:table-cell office:value-type="float" office:value="-1.0093326349923686">
            <text:p>-1.009332634992368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31T11:00:00">
            <text:p>Sat Jan 31 11:00:00 2015</text:p>
          </table:table-cell>
          <table:table-cell office:value-type="float" office:value="2.6667">
            <text:p>2.6667</text:p>
          </table:table-cell>
          <table:table-cell office:value-type="float" office:value="7.008872363529474">
            <text:p>7.008872363529474</text:p>
          </table:table-cell>
          <table:table-cell office:value-type="float" office:value="1.1191162737639466">
            <text:p>1.119116273763946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1-31T12:00:00">
            <text:p>Sat Jan 31 12:00:00 2015</text:p>
          </table:table-cell>
          <table:table-cell office:value-type="float" office:value="2.1667">
            <text:p>2.1667</text:p>
          </table:table-cell>
          <table:table-cell office:value-type="float" office:value="7.983598363819885">
            <text:p>7.983598363819885</text:p>
          </table:table-cell>
          <table:table-cell office:value-type="float" office:value="1.8693988103148003">
            <text:p>1.8693988103148003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31T13:00:00">
            <text:p>Sat Jan 31 13:00:00 2015</text:p>
          </table:table-cell>
          <table:table-cell office:value-type="float" office:value="2.3333">
            <text:p>2.3333</text:p>
          </table:table-cell>
          <table:table-cell office:value-type="float" office:value="9.549349439561102">
            <text:p>9.549349439561102</text:p>
          </table:table-cell>
          <table:table-cell office:value-type="float" office:value="1.7568176340178907">
            <text:p>1.756817634017890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31T14:00:00">
            <text:p>Sat Jan 31 14:00:00 2015</text:p>
          </table:table-cell>
          <table:table-cell office:value-type="float" office:value="7.3333">
            <text:p>7.3333</text:p>
          </table:table-cell>
          <table:table-cell office:value-type="float" office:value="10.917892411946834">
            <text:p>10.917892411946834</text:p>
          </table:table-cell>
          <table:table-cell office:value-type="float" office:value="1.497581306440245">
            <text:p>1.49758130644024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31T15:00:00">
            <text:p>Sat Jan 31 15:00:00 2015</text:p>
          </table:table-cell>
          <table:table-cell office:value-type="float" office:value="10.0">
            <text:p>10.0</text:p>
          </table:table-cell>
          <table:table-cell office:value-type="float" office:value="12.139465495843318">
            <text:p>12.139465495843318</text:p>
          </table:table-cell>
          <table:table-cell office:value-type="float" office:value="1.2941048081600486">
            <text:p>1.294104808160048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1-31T16:00:00">
            <text:p>Sat Jan 31 16:00:00 2015</text:p>
          </table:table-cell>
          <table:table-cell office:value-type="float" office:value="12.1667">
            <text:p>12.1667</text:p>
          </table:table-cell>
          <table:table-cell office:value-type="float" office:value="13.254228914537942">
            <text:p>13.254228914537942</text:p>
          </table:table-cell>
          <table:table-cell office:value-type="float" office:value="1.0867695373700283">
            <text:p>1.086769537370028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1-31T17:00:00">
            <text:p>Sat Jan 31 17:00:00 2015</text:p>
          </table:table-cell>
          <table:table-cell office:value-type="float" office:value="18.3333">
            <text:p>18.3333</text:p>
          </table:table-cell>
          <table:table-cell office:value-type="float" office:value="14.140035726506866">
            <text:p>14.140035726506866</text:p>
          </table:table-cell>
          <table:table-cell office:value-type="float" office:value="0.8818071446840142">
            <text:p>0.881807144684014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1-31T18:00:00">
            <text:p>Sat Jan 31 18:00:00 2015</text:p>
          </table:table-cell>
          <table:table-cell office:value-type="float" office:value="22.0">
            <text:p>22.0</text:p>
          </table:table-cell>
          <table:table-cell office:value-type="float" office:value="14.804948142207962">
            <text:p>14.804948142207962</text:p>
          </table:table-cell>
          <table:table-cell office:value-type="float" office:value="0.6739405705227982">
            <text:p>0.673940570522798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1-31T19:00:00">
            <text:p>Sat Jan 31 19:00:00 2015</text:p>
          </table:table-cell>
          <table:table-cell office:value-type="float" office:value="21.3333">
            <text:p>21.3333</text:p>
          </table:table-cell>
          <table:table-cell office:value-type="float" office:value="15.071883968949182">
            <text:p>15.071883968949182</text:p>
          </table:table-cell>
          <table:table-cell office:value-type="float" office:value="0.47846839689893994">
            <text:p>0.4784683968989399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31T20:00:00">
            <text:p>Sat Jan 31 20:00:00 2015</text:p>
          </table:table-cell>
          <table:table-cell office:value-type="float" office:value="20.1667">
            <text:p>20.1667</text:p>
          </table:table-cell>
          <table:table-cell office:value-type="float" office:value="15.101569544855439">
            <text:p>15.101569544855439</text:p>
          </table:table-cell>
          <table:table-cell office:value-type="float" office:value="0.2981831093661902">
            <text:p>0.298183109366190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31T21:00:00">
            <text:p>Sat Jan 31 21:00:00 2015</text:p>
          </table:table-cell>
          <table:table-cell office:value-type="float" office:value="18.1667">
            <text:p>18.1667</text:p>
          </table:table-cell>
          <table:table-cell office:value-type="float" office:value="14.83454786255757">
            <text:p>14.83454786255757</text:p>
          </table:table-cell>
          <table:table-cell office:value-type="float" office:value="0.15421441479254255">
            <text:p>0.15421441479254255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31T22:00:00">
            <text:p>Sat Jan 31 22:00:00 2015</text:p>
          </table:table-cell>
          <table:table-cell office:value-type="float" office:value="16.1667">
            <text:p>16.1667</text:p>
          </table:table-cell>
          <table:table-cell office:value-type="float" office:value="14.277430496376043">
            <text:p>14.277430496376043</text:p>
          </table:table-cell>
          <table:table-cell office:value-type="float" office:value="0.04312172533398793">
            <text:p>0.0431217253339879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31T23:00:00">
            <text:p>Sat Jan 31 23:00:00 2015</text:p>
          </table:table-cell>
          <table:table-cell office:value-type="float" office:value="14.3333">
            <text:p>14.3333</text:p>
          </table:table-cell>
          <table:table-cell office:value-type="float" office:value="13.835925211202548">
            <text:p>13.835925211202548</text:p>
          </table:table-cell>
          <table:table-cell office:value-type="float" office:value="-0.09943159287889008">
            <text:p>-0.0994315928788900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1T00:00:00">
            <text:p>Sun Feb  1 00:00:00 2015</text:p>
          </table:table-cell>
          <table:table-cell office:value-type="float" office:value="14.0">
            <text:p>14.0</text:p>
          </table:table-cell>
          <table:table-cell office:value-type="float" office:value="13.287710582976553">
            <text:p>13.287710582976553</text:p>
          </table:table-cell>
          <table:table-cell office:value-type="float" office:value="-0.2252793646498245">
            <text:p>-0.225279364649824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1T01:00:00">
            <text:p>Sun Feb  1 01:00:00 2015</text:p>
          </table:table-cell>
          <table:table-cell office:value-type="float" office:value="14.0">
            <text:p>14.0</text:p>
          </table:table-cell>
          <table:table-cell office:value-type="float" office:value="12.688502512716314">
            <text:p>12.688502512716314</text:p>
          </table:table-cell>
          <table:table-cell office:value-type="float" office:value="-0.356028863705408">
            <text:p>-0.3560288637054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01T02:00:00">
            <text:p>Sun Feb  1 02:00:00 2015</text:p>
          </table:table-cell>
          <table:table-cell office:value-type="float" office:value="13.3333">
            <text:p>13.3333</text:p>
          </table:table-cell>
          <table:table-cell office:value-type="float" office:value="12.166880406464445">
            <text:p>12.166880406464445</text:p>
          </table:table-cell>
          <table:table-cell office:value-type="float" office:value="-0.4184064849027726">
            <text:p>-0.4184064849027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3:00:00">
            <text:p>Sun Feb  1 03:00:00 2015</text:p>
          </table:table-cell>
          <table:table-cell office:value-type="float" office:value="12.5">
            <text:p>12.5</text:p>
          </table:table-cell>
          <table:table-cell office:value-type="float" office:value="11.608746960767196">
            <text:p>11.608746960767196</text:p>
          </table:table-cell>
          <table:table-cell office:value-type="float" office:value="-0.4998300678107667">
            <text:p>-0.4998300678107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2-01T04:00:00">
            <text:p>Sun Feb  1 04:00:00 2015</text:p>
          </table:table-cell>
          <table:table-cell office:value-type="float" office:value="11.5">
            <text:p>11.5</text:p>
          </table:table-cell>
          <table:table-cell office:value-type="float" office:value="11.026899575669198">
            <text:p>11.026899575669198</text:p>
          </table:table-cell>
          <table:table-cell office:value-type="float" office:value="-0.6008016773019639">
            <text:p>-0.60080167730196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2-01T05:00:00">
            <text:p>Sun Feb  1 05:00:00 2015</text:p>
          </table:table-cell>
          <table:table-cell office:value-type="float" office:value="11.0">
            <text:p>11.0</text:p>
          </table:table-cell>
          <table:table-cell office:value-type="float" office:value="10.590282313011537">
            <text:p>10.590282313011537</text:p>
          </table:table-cell>
          <table:table-cell office:value-type="float" office:value="-0.6612905942760546">
            <text:p>-0.66129059427605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6:00:00">
            <text:p>Sun Feb  1 06:00:00 2015</text:p>
          </table:table-cell>
          <table:table-cell office:value-type="float" office:value="11.0">
            <text:p>11.0</text:p>
          </table:table-cell>
          <table:table-cell office:value-type="float" office:value="10.408619521670186">
            <text:p>10.408619521670186</text:p>
          </table:table-cell>
          <table:table-cell office:value-type="float" office:value="-0.6408064280261189">
            <text:p>-0.64080642802611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01T07:00:00">
            <text:p>Sun Feb  1 07:00:00 2015</text:p>
          </table:table-cell>
          <table:table-cell office:value-type="float" office:value="11.1667">
            <text:p>11.1667</text:p>
          </table:table-cell>
          <table:table-cell office:value-type="float" office:value="10.359244559664958">
            <text:p>10.359244559664958</text:p>
          </table:table-cell>
          <table:table-cell office:value-type="float" office:value="-0.6321309423576681">
            <text:p>-0.63213094235766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1T08:00:00">
            <text:p>Sun Feb  1 08:00:00 2015</text:p>
          </table:table-cell>
          <table:table-cell office:value-type="float" office:value="10.3333">
            <text:p>10.3333</text:p>
          </table:table-cell>
          <table:table-cell office:value-type="float" office:value="10.137398850575217">
            <text:p>10.137398850575217</text:p>
          </table:table-cell>
          <table:table-cell office:value-type="float" office:value="-0.5909939919094281">
            <text:p>-0.59099399190942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1T10:00:00">
            <text:p>Sun Feb  1 10:00:00 2015</text:p>
          </table:table-cell>
          <table:table-cell office:value-type="float" office:value="9.3333">
            <text:p>9.3333</text:p>
          </table:table-cell>
          <table:table-cell office:value-type="float" office:value="11.13671865570112">
            <text:p>11.13671865570112</text:p>
          </table:table-cell>
          <table:table-cell office:value-type="float" office:value="-0.7511627020299575">
            <text:p>-0.75116270202995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1T11:00:00">
            <text:p>Sun Feb  1 11:00:00 2015</text:p>
          </table:table-cell>
          <table:table-cell office:value-type="float" office:value="7.3333">
            <text:p>7.3333</text:p>
          </table:table-cell>
          <table:table-cell office:value-type="float" office:value="11.108376154681853">
            <text:p>11.108376154681853</text:p>
          </table:table-cell>
          <table:table-cell office:value-type="float" office:value="-0.7241798305856804">
            <text:p>-0.724179830585680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02-01T13:00:00">
            <text:p>Sun Feb  1 13:00:00 2015</text:p>
          </table:table-cell>
          <table:table-cell office:value-type="float" office:value="7.3333">
            <text:p>7.3333</text:p>
          </table:table-cell>
          <table:table-cell office:value-type="float" office:value="10.888836562075356">
            <text:p>10.888836562075356</text:p>
          </table:table-cell>
          <table:table-cell office:value-type="float" office:value="-0.7160505915333718">
            <text:p>-0.71605059153337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01T14:00:00">
            <text:p>Sun Feb  1 14:00:00 2015</text:p>
          </table:table-cell>
          <table:table-cell office:value-type="float" office:value="8.3333">
            <text:p>8.3333</text:p>
          </table:table-cell>
          <table:table-cell office:value-type="float" office:value="10.70167081786402">
            <text:p>10.70167081786402</text:p>
          </table:table-cell>
          <table:table-cell office:value-type="float" office:value="-0.7484787157690607">
            <text:p>-0.748478715769060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1T15:00:00">
            <text:p>Sun Feb  1 15:00:00 2015</text:p>
          </table:table-cell>
          <table:table-cell office:value-type="float" office:value="8.8333">
            <text:p>8.8333</text:p>
          </table:table-cell>
          <table:table-cell office:value-type="float" office:value="10.67662313104327">
            <text:p>10.67662313104327</text:p>
          </table:table-cell>
          <table:table-cell office:value-type="float" office:value="-0.7562262933940445">
            <text:p>-0.75622629339404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2-01T16:00:00">
            <text:p>Sun Feb  1 16:00:00 2015</text:p>
          </table:table-cell>
          <table:table-cell office:value-type="float" office:value="9.0">
            <text:p>9.0</text:p>
          </table:table-cell>
          <table:table-cell office:value-type="float" office:value="10.606145283496211">
            <text:p>10.606145283496211</text:p>
          </table:table-cell>
          <table:table-cell office:value-type="float" office:value="-0.7807847412388403">
            <text:p>-0.78078474123884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1T17:00:00">
            <text:p>Sun Feb  1 17:00:00 2015</text:p>
          </table:table-cell>
          <table:table-cell office:value-type="float" office:value="9.3333">
            <text:p>9.3333</text:p>
          </table:table-cell>
          <table:table-cell office:value-type="float" office:value="10.597341526266813">
            <text:p>10.597341526266813</text:p>
          </table:table-cell>
          <table:table-cell office:value-type="float" office:value="-0.7838939904401981">
            <text:p>-0.783893990440198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1T18:00:00">
            <text:p>Sun Feb  1 18:00:00 2015</text:p>
          </table:table-cell>
          <table:table-cell office:value-type="float" office:value="9.8333">
            <text:p>9.8333</text:p>
          </table:table-cell>
          <table:table-cell office:value-type="float" office:value="10.522694735169145">
            <text:p>10.522694735169145</text:p>
          </table:table-cell>
          <table:table-cell office:value-type="float" office:value="-0.807914485195493">
            <text:p>-0.80791448519549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01T19:00:00">
            <text:p>Sun Feb  1 19:00:00 2015</text:p>
          </table:table-cell>
          <table:table-cell office:value-type="float" office:value="10.8333">
            <text:p>10.8333</text:p>
          </table:table-cell>
          <table:table-cell office:value-type="float" office:value="10.466976415883504">
            <text:p>10.466976415883504</text:p>
          </table:table-cell>
          <table:table-cell office:value-type="float" office:value="-0.8125704082984109">
            <text:p>-0.812570408298410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01T20:00:00">
            <text:p>Sun Feb  1 20:00:00 2015</text:p>
          </table:table-cell>
          <table:table-cell office:value-type="float" office:value="12.5">
            <text:p>12.5</text:p>
          </table:table-cell>
          <table:table-cell office:value-type="float" office:value="10.423294146783514">
            <text:p>10.423294146783514</text:p>
          </table:table-cell>
          <table:table-cell office:value-type="float" office:value="-0.6590151793103123">
            <text:p>-0.659015179310312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01T21:00:00">
            <text:p>Sun Feb  1 21:00:00 2015</text:p>
          </table:table-cell>
          <table:table-cell office:value-type="float" office:value="13.1667">
            <text:p>13.1667</text:p>
          </table:table-cell>
          <table:table-cell office:value-type="float" office:value="10.431198431889015">
            <text:p>10.431198431889015</text:p>
          </table:table-cell>
          <table:table-cell office:value-type="float" office:value="-0.569720321387938">
            <text:p>-0.56972032138793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02-01T22:00:00">
            <text:p>Sun Feb  1 22:00:00 2015</text:p>
          </table:table-cell>
          <table:table-cell office:value-type="float" office:value="13.0">
            <text:p>13.0</text:p>
          </table:table-cell>
          <table:table-cell office:value-type="float" office:value="11.140087474248293">
            <text:p>11.140087474248293</text:p>
          </table:table-cell>
          <table:table-cell office:value-type="float" office:value="-0.4434294791897568">
            <text:p>-0.443429479189756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2-01T23:00:00">
            <text:p>Sun Feb  1 23:00:00 2015</text:p>
          </table:table-cell>
          <table:table-cell office:value-type="float" office:value="13.3333">
            <text:p>13.3333</text:p>
          </table:table-cell>
          <table:table-cell office:value-type="float" office:value="12.086299197096249">
            <text:p>12.086299197096249</text:p>
          </table:table-cell>
          <table:table-cell office:value-type="float" office:value="-0.38957479878986223">
            <text:p>-0.389574798789862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2T00:00:00">
            <text:p>Mon Feb  2 00:00:00 2015</text:p>
          </table:table-cell>
          <table:table-cell office:value-type="float" office:value="14.0">
            <text:p>14.0</text:p>
          </table:table-cell>
          <table:table-cell office:value-type="float" office:value="12.30147118510543">
            <text:p>12.30147118510543</text:p>
          </table:table-cell>
          <table:table-cell office:value-type="float" office:value="-0.22415055454418537">
            <text:p>-0.2241505545441853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2T01:00:00">
            <text:p>Mon Feb  2 01:00:00 2015</text:p>
          </table:table-cell>
          <table:table-cell office:value-type="float" office:value="15.5">
            <text:p>15.5</text:p>
          </table:table-cell>
          <table:table-cell office:value-type="float" office:value="12.539958416441292">
            <text:p>12.539958416441292</text:p>
          </table:table-cell>
          <table:table-cell office:value-type="float" office:value="-0.058516606242823656">
            <text:p>-0.0585166062428236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2-02T02:00:00">
            <text:p>Mon Feb  2 02:00:00 2015</text:p>
          </table:table-cell>
          <table:table-cell office:value-type="float" office:value="16.1667">
            <text:p>16.1667</text:p>
          </table:table-cell>
          <table:table-cell office:value-type="float" office:value="13.040448987802067">
            <text:p>13.040448987802067</text:p>
          </table:table-cell>
          <table:table-cell office:value-type="float" office:value="0.015984454592978873">
            <text:p>0.01598445459297887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2T03:00:00">
            <text:p>Mon Feb  2 03:00:00 2015</text:p>
          </table:table-cell>
          <table:table-cell office:value-type="float" office:value="16.0">
            <text:p>16.0</text:p>
          </table:table-cell>
          <table:table-cell office:value-type="float" office:value="13.415218342354066">
            <text:p>13.415218342354066</text:p>
          </table:table-cell>
          <table:table-cell office:value-type="float" office:value="0.12509128192083901">
            <text:p>0.125091281920839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04:00:00">
            <text:p>Mon Feb  2 04:00:00 2015</text:p>
          </table:table-cell>
          <table:table-cell office:value-type="float" office:value="16.1667">
            <text:p>16.1667</text:p>
          </table:table-cell>
          <table:table-cell office:value-type="float" office:value="13.948714313482006">
            <text:p>13.948714313482006</text:p>
          </table:table-cell>
          <table:table-cell office:value-type="float" office:value="0.21864321731607622">
            <text:p>0.218643217316076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2-02T05:00:00">
            <text:p>Mon Feb  2 05:00:00 2015</text:p>
          </table:table-cell>
          <table:table-cell office:value-type="float" office:value="15.1667">
            <text:p>15.1667</text:p>
          </table:table-cell>
          <table:table-cell office:value-type="float" office:value="14.258562083671064">
            <text:p>14.258562083671064</text:p>
          </table:table-cell>
          <table:table-cell office:value-type="float" office:value="0.3170301877052879">
            <text:p>0.31703018770528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2-02T06:00:00">
            <text:p>Mon Feb  2 06:00:00 2015</text:p>
          </table:table-cell>
          <table:table-cell office:value-type="float" office:value="14.8333">
            <text:p>14.8333</text:p>
          </table:table-cell>
          <table:table-cell office:value-type="float" office:value="15.118940578345057">
            <text:p>15.118940578345057</text:p>
          </table:table-cell>
          <table:table-cell office:value-type="float" office:value="0.22597480774271295">
            <text:p>0.225974807742712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2-02T07:00:00">
            <text:p>Mon Feb  2 07:00:00 2015</text:p>
          </table:table-cell>
          <table:table-cell office:value-type="float" office:value="13.5">
            <text:p>13.5</text:p>
          </table:table-cell>
          <table:table-cell office:value-type="float" office:value="16.02793828340097">
            <text:p>16.02793828340097</text:p>
          </table:table-cell>
          <table:table-cell office:value-type="float" office:value="0.13961957144283735">
            <text:p>0.139619571442837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2-02T08:00:00">
            <text:p>Mon Feb  2 08:00:00 2015</text:p>
          </table:table-cell>
          <table:table-cell office:value-type="float" office:value="12.5">
            <text:p>12.5</text:p>
          </table:table-cell>
          <table:table-cell office:value-type="float" office:value="17.116738547017214">
            <text:p>17.116738547017214</text:p>
          </table:table-cell>
          <table:table-cell office:value-type="float" office:value="0.06735183959256809">
            <text:p>0.067351839592568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2-02T09:00:00">
            <text:p>Mon Feb  2 09:00:00 2015</text:p>
          </table:table-cell>
          <table:table-cell office:value-type="float" office:value="12.0">
            <text:p>12.0</text:p>
          </table:table-cell>
          <table:table-cell office:value-type="float" office:value="19.55583140161136">
            <text:p>19.55583140161136</text:p>
          </table:table-cell>
          <table:table-cell office:value-type="float" office:value="-0.3536972434682394">
            <text:p>-0.35369724346823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2T10:00:00">
            <text:p>Mon Feb  2 10:00:00 2015</text:p>
          </table:table-cell>
          <table:table-cell office:value-type="float" office:value="12.0">
            <text:p>12.0</text:p>
          </table:table-cell>
          <table:table-cell office:value-type="float" office:value="21.013004323158082">
            <text:p>21.013004323158082</text:p>
          </table:table-cell>
          <table:table-cell office:value-type="float" office:value="-0.37949683661103456">
            <text:p>-0.379496836611034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2-02T11:00:00">
            <text:p>Mon Feb  2 11:00:00 2015</text:p>
          </table:table-cell>
          <table:table-cell office:value-type="float" office:value="12.0">
            <text:p>12.0</text:p>
          </table:table-cell>
          <table:table-cell office:value-type="float" office:value="21.184028257658923">
            <text:p>21.184028257658923</text:p>
          </table:table-cell>
          <table:table-cell office:value-type="float" office:value="-0.19997871983496393">
            <text:p>-0.1999787198349639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2-02T12:00:00">
            <text:p>Mon Feb  2 12:00:00 2015</text:p>
          </table:table-cell>
          <table:table-cell office:value-type="float" office:value="12.0">
            <text:p>12.0</text:p>
          </table:table-cell>
          <table:table-cell office:value-type="float" office:value="20.992227209643367">
            <text:p>20.992227209643367</text:p>
          </table:table-cell>
          <table:table-cell office:value-type="float" office:value="-0.036830524856721655">
            <text:p>-0.03683052485672165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2-02T13:00:00">
            <text:p>Mon Feb  2 13:00:00 2015</text:p>
          </table:table-cell>
          <table:table-cell office:value-type="float" office:value="12.5">
            <text:p>12.5</text:p>
          </table:table-cell>
          <table:table-cell office:value-type="float" office:value="20.402403780753023">
            <text:p>20.402403780753023</text:p>
          </table:table-cell>
          <table:table-cell office:value-type="float" office:value="0.07474279132070118">
            <text:p>0.074742791320701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4:00:00">
            <text:p>Mon Feb  2 14:00:00 2015</text:p>
          </table:table-cell>
          <table:table-cell office:value-type="float" office:value="12.6667">
            <text:p>12.6667</text:p>
          </table:table-cell>
          <table:table-cell office:value-type="float" office:value="19.665074093195173">
            <text:p>19.665074093195173</text:p>
          </table:table-cell>
          <table:table-cell office:value-type="float" office:value="0.17980977755258812">
            <text:p>0.179809777552588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5:00:00">
            <text:p>Mon Feb  2 15:00:00 2015</text:p>
          </table:table-cell>
          <table:table-cell office:value-type="float" office:value="13.1667">
            <text:p>13.1667</text:p>
          </table:table-cell>
          <table:table-cell office:value-type="float" office:value="18.513307010745937">
            <text:p>18.513307010745937</text:p>
          </table:table-cell>
          <table:table-cell office:value-type="float" office:value="0.22069657228338815">
            <text:p>0.220696572283388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16:00:00">
            <text:p>Mon Feb  2 16:00:00 2015</text:p>
          </table:table-cell>
          <table:table-cell office:value-type="float" office:value="14.1667">
            <text:p>14.1667</text:p>
          </table:table-cell>
          <table:table-cell office:value-type="float" office:value="17.159672722859725">
            <text:p>17.159672722859725</text:p>
          </table:table-cell>
          <table:table-cell office:value-type="float" office:value="0.22065734843769735">
            <text:p>0.220657348437697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17:00:00">
            <text:p>Mon Feb  2 17:00:00 2015</text:p>
          </table:table-cell>
          <table:table-cell office:value-type="float" office:value="15.5">
            <text:p>15.5</text:p>
          </table:table-cell>
          <table:table-cell office:value-type="float" office:value="15.656260680993897">
            <text:p>15.656260680993897</text:p>
          </table:table-cell>
          <table:table-cell office:value-type="float" office:value="0.012094758261023382">
            <text:p>0.01209475826102338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2-02T21:00:00">
            <text:p>Mon Feb  2 21:00:00 2015</text:p>
          </table:table-cell>
          <table:table-cell office:value-type="float" office:value="16.1667">
            <text:p>16.1667</text:p>
          </table:table-cell>
          <table:table-cell office:value-type="float" office:value="11.430924106417184">
            <text:p>11.430924106417184</text:p>
          </table:table-cell>
          <table:table-cell office:value-type="float" office:value="-1.4577291509630552">
            <text:p>-1.457729150963055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2-02T22:00:00">
            <text:p>Mon Feb  2 22:00:00 2015</text:p>
          </table:table-cell>
          <table:table-cell office:value-type="float" office:value="15.0">
            <text:p>15.0</text:p>
          </table:table-cell>
          <table:table-cell office:value-type="float" office:value="11.947222165532603">
            <text:p>11.947222165532603</text:p>
          </table:table-cell>
          <table:table-cell office:value-type="float" office:value="-1.2742261676788165">
            <text:p>-1.274226167678816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2-02T23:00:00">
            <text:p>Mon Feb  2 23:00:00 2015</text:p>
          </table:table-cell>
          <table:table-cell office:value-type="float" office:value="14.5">
            <text:p>14.5</text:p>
          </table:table-cell>
          <table:table-cell office:value-type="float" office:value="12.418579420193574">
            <text:p>12.418579420193574</text:p>
          </table:table-cell>
          <table:table-cell office:value-type="float" office:value="-1.215370681666459">
            <text:p>-1.2153706816664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03T00:00:00">
            <text:p>Tue Feb  3 00:00:00 2015</text:p>
          </table:table-cell>
          <table:table-cell office:value-type="float" office:value="15.3333">
            <text:p>15.3333</text:p>
          </table:table-cell>
          <table:table-cell office:value-type="float" office:value="12.809365019662755">
            <text:p>12.809365019662755</text:p>
          </table:table-cell>
          <table:table-cell office:value-type="float" office:value="-1.099628709099611">
            <text:p>-1.09962870909961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2-03T01:00:00">
            <text:p>Tue Feb  3 01:00:00 2015</text:p>
          </table:table-cell>
          <table:table-cell office:value-type="float" office:value="16.0">
            <text:p>16.0</text:p>
          </table:table-cell>
          <table:table-cell office:value-type="float" office:value="13.241348076144913">
            <text:p>13.241348076144913</text:p>
          </table:table-cell>
          <table:table-cell office:value-type="float" office:value="-1.013095322671517">
            <text:p>-1.0130953226715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03T02:00:00">
            <text:p>Tue Feb  3 02:00:00 2015</text:p>
          </table:table-cell>
          <table:table-cell office:value-type="float" office:value="15.5">
            <text:p>15.5</text:p>
          </table:table-cell>
          <table:table-cell office:value-type="float" office:value="13.536137344594453">
            <text:p>13.536137344594453</text:p>
          </table:table-cell>
          <table:table-cell office:value-type="float" office:value="-1.0261691304625506">
            <text:p>-1.02616913046255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2-03T03:00:00">
            <text:p>Tue Feb  3 03:00:00 2015</text:p>
          </table:table-cell>
          <table:table-cell office:value-type="float" office:value="14.0">
            <text:p>14.0</text:p>
          </table:table-cell>
          <table:table-cell office:value-type="float" office:value="13.769370138331032">
            <text:p>13.769370138331032</text:p>
          </table:table-cell>
          <table:table-cell office:value-type="float" office:value="-1.047635953577802">
            <text:p>-1.0476359535778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3T04:00:00">
            <text:p>Tue Feb  3 04:00:00 2015</text:p>
          </table:table-cell>
          <table:table-cell office:value-type="float" office:value="13.1667">
            <text:p>13.1667</text:p>
          </table:table-cell>
          <table:table-cell office:value-type="float" office:value="13.952073967545951">
            <text:p>13.952073967545951</text:p>
          </table:table-cell>
          <table:table-cell office:value-type="float" office:value="-1.1276255397615058">
            <text:p>-1.12762553976150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3T05:00:00">
            <text:p>Tue Feb  3 05:00:00 2015</text:p>
          </table:table-cell>
          <table:table-cell office:value-type="float" office:value="12.0">
            <text:p>12.0</text:p>
          </table:table-cell>
          <table:table-cell office:value-type="float" office:value="14.130221065641503">
            <text:p>14.130221065641503</text:p>
          </table:table-cell>
          <table:table-cell office:value-type="float" office:value="-1.1726756566306251">
            <text:p>-1.17267565663062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03T06:00:00">
            <text:p>Tue Feb  3 06:00:00 2015</text:p>
          </table:table-cell>
          <table:table-cell office:value-type="float" office:value="11.6667">
            <text:p>11.6667</text:p>
          </table:table-cell>
          <table:table-cell office:value-type="float" office:value="14.047802241877136">
            <text:p>14.047802241877136</text:p>
          </table:table-cell>
          <table:table-cell office:value-type="float" office:value="-1.3617189064920379">
            <text:p>-1.361718906492037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03T07:00:00">
            <text:p>Tue Feb  3 07:00:00 2015</text:p>
          </table:table-cell>
          <table:table-cell office:value-type="float" office:value="10.8333">
            <text:p>10.8333</text:p>
          </table:table-cell>
          <table:table-cell office:value-type="float" office:value="13.743449269629824">
            <text:p>13.743449269629824</text:p>
          </table:table-cell>
          <table:table-cell office:value-type="float" office:value="-1.6094916764980465">
            <text:p>-1.60949167649804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03T08:00:00">
            <text:p>Tue Feb  3 08:00:00 2015</text:p>
          </table:table-cell>
          <table:table-cell office:value-type="float" office:value="9.6667">
            <text:p>9.6667</text:p>
          </table:table-cell>
          <table:table-cell office:value-type="float" office:value="13.097464186503577">
            <text:p>13.097464186503577</text:p>
          </table:table-cell>
          <table:table-cell office:value-type="float" office:value="-1.8715156331187803">
            <text:p>-1.871515633118780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3T09:00:00">
            <text:p>Tue Feb  3 09:00:00 2015</text:p>
          </table:table-cell>
          <table:table-cell office:value-type="float" office:value="9.3333">
            <text:p>9.3333</text:p>
          </table:table-cell>
          <table:table-cell office:value-type="float" office:value="11.231257714063684">
            <text:p>11.231257714063684</text:p>
          </table:table-cell>
          <table:table-cell office:value-type="float" office:value="-1.542758582388276">
            <text:p>-1.54275858238827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03T10:00:00">
            <text:p>Tue Feb  3 10:00:00 2015</text:p>
          </table:table-cell>
          <table:table-cell office:value-type="float" office:value="9.3333">
            <text:p>9.3333</text:p>
          </table:table-cell>
          <table:table-cell office:value-type="float" office:value="9.935873979062585">
            <text:p>9.935873979062585</text:p>
          </table:table-cell>
          <table:table-cell office:value-type="float" office:value="-1.1551220337678803">
            <text:p>-1.155122033767880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2-03T11:00:00">
            <text:p>Tue Feb  3 11:00:00 2015</text:p>
          </table:table-cell>
          <table:table-cell office:value-type="float" office:value="9.0">
            <text:p>9.0</text:p>
          </table:table-cell>
          <table:table-cell office:value-type="float" office:value="9.411629476606727">
            <text:p>9.411629476606727</text:p>
          </table:table-cell>
          <table:table-cell office:value-type="float" office:value="-1.2217338485076428">
            <text:p>-1.22173384850764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3T12:00:00">
            <text:p>Tue Feb  3 12:00:00 2015</text:p>
          </table:table-cell>
          <table:table-cell office:value-type="float" office:value="8.5">
            <text:p>8.5</text:p>
          </table:table-cell>
          <table:table-cell office:value-type="float" office:value="9.008030627265006">
            <text:p>9.008030627265006</text:p>
          </table:table-cell>
          <table:table-cell office:value-type="float" office:value="-1.454200737561171">
            <text:p>-1.45420073756117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3T13:00:00">
            <text:p>Tue Feb  3 13:00:00 2015</text:p>
          </table:table-cell>
          <table:table-cell office:value-type="float" office:value="8.0">
            <text:p>8.0</text:p>
          </table:table-cell>
          <table:table-cell office:value-type="float" office:value="9.017420209295995">
            <text:p>9.017420209295995</text:p>
          </table:table-cell>
          <table:table-cell office:value-type="float" office:value="-1.5792561586477893">
            <text:p>-1.579256158647789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2-03T14:00:00">
            <text:p>Tue Feb  3 14:00:00 2015</text:p>
          </table:table-cell>
          <table:table-cell office:value-type="float" office:value="8.5">
            <text:p>8.5</text:p>
          </table:table-cell>
          <table:table-cell office:value-type="float" office:value="8.984683827440083">
            <text:p>8.984683827440083</text:p>
          </table:table-cell>
          <table:table-cell office:value-type="float" office:value="-1.7109887000031176">
            <text:p>-1.710988700003117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03T15:00:00">
            <text:p>Tue Feb  3 15:00:00 2015</text:p>
          </table:table-cell>
          <table:table-cell office:value-type="float" office:value="8.8333">
            <text:p>8.8333</text:p>
          </table:table-cell>
          <table:table-cell office:value-type="float" office:value="9.042563701402305">
            <text:p>9.042563701402305</text:p>
          </table:table-cell>
          <table:table-cell office:value-type="float" office:value="-1.8003417426594448">
            <text:p>-1.800341742659444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03T16:00:00">
            <text:p>Tue Feb  3 16:00:00 2015</text:p>
          </table:table-cell>
          <table:table-cell office:value-type="float" office:value="8.0">
            <text:p>8.0</text:p>
          </table:table-cell>
          <table:table-cell office:value-type="float" office:value="9.302065981411975">
            <text:p>9.302065981411975</text:p>
          </table:table-cell>
          <table:table-cell office:value-type="float" office:value="-1.7956749987327423">
            <text:p>-1.79567499873274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03T17:00:00">
            <text:p>Tue Feb  3 17:00:00 2015</text:p>
          </table:table-cell>
          <table:table-cell office:value-type="float" office:value="7.8333">
            <text:p>7.8333</text:p>
          </table:table-cell>
          <table:table-cell office:value-type="float" office:value="9.643134047600277">
            <text:p>9.643134047600277</text:p>
          </table:table-cell>
          <table:table-cell office:value-type="float" office:value="-1.6505180750990678">
            <text:p>-1.650518075099067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3T18:00:00">
            <text:p>Tue Feb  3 18:00:00 2015</text:p>
          </table:table-cell>
          <table:table-cell office:value-type="float" office:value="7.1667">
            <text:p>7.1667</text:p>
          </table:table-cell>
          <table:table-cell office:value-type="float" office:value="9.766324121001475">
            <text:p>9.766324121001475</text:p>
          </table:table-cell>
          <table:table-cell office:value-type="float" office:value="-1.711393224732852">
            <text:p>-1.71139322473285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3T19:00:00">
            <text:p>Tue Feb  3 19:00:00 2015</text:p>
          </table:table-cell>
          <table:table-cell office:value-type="float" office:value="7.3333">
            <text:p>7.3333</text:p>
          </table:table-cell>
          <table:table-cell office:value-type="float" office:value="9.712778648915666">
            <text:p>9.712778648915666</text:p>
          </table:table-cell>
          <table:table-cell office:value-type="float" office:value="-1.782326555295548">
            <text:p>-1.78232655529554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03T20:00:00">
            <text:p>Tue Feb  3 20:00:00 2015</text:p>
          </table:table-cell>
          <table:table-cell office:value-type="float" office:value="7.8333">
            <text:p>7.8333</text:p>
          </table:table-cell>
          <table:table-cell office:value-type="float" office:value="10.64869945775454">
            <text:p>10.64869945775454</text:p>
          </table:table-cell>
          <table:table-cell office:value-type="float" office:value="-1.4919590974441195">
            <text:p>-1.491959097444119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2-03T21:00:00">
            <text:p>Tue Feb  3 21:00:00 2015</text:p>
          </table:table-cell>
          <table:table-cell office:value-type="float" office:value="8.0">
            <text:p>8.0</text:p>
          </table:table-cell>
          <table:table-cell office:value-type="float" office:value="10.923367777742893">
            <text:p>10.923367777742893</text:p>
          </table:table-cell>
          <table:table-cell office:value-type="float" office:value="-1.2668846442942403">
            <text:p>-1.266884644294240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2-03T22:00:00">
            <text:p>Tue Feb  3 22:00:00 2015</text:p>
          </table:table-cell>
          <table:table-cell office:value-type="float" office:value="7.8333">
            <text:p>7.8333</text:p>
          </table:table-cell>
          <table:table-cell office:value-type="float" office:value="11.143870348192522">
            <text:p>11.143870348192522</text:p>
          </table:table-cell>
          <table:table-cell office:value-type="float" office:value="-1.2027691907178877">
            <text:p>-1.202769190717887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03T23:00:00">
            <text:p>Tue Feb  3 23:00:00 2015</text:p>
          </table:table-cell>
          <table:table-cell office:value-type="float" office:value="7.6667">
            <text:p>7.6667</text:p>
          </table:table-cell>
          <table:table-cell office:value-type="float" office:value="12.014179092891643">
            <text:p>12.014179092891643</text:p>
          </table:table-cell>
          <table:table-cell office:value-type="float" office:value="-0.8290410590728883">
            <text:p>-0.829041059072888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4T00:00:00">
            <text:p>Wed Feb  4 00:00:00 2015</text:p>
          </table:table-cell>
          <table:table-cell office:value-type="float" office:value="7.1667">
            <text:p>7.1667</text:p>
          </table:table-cell>
          <table:table-cell office:value-type="float" office:value="12.313522709053027">
            <text:p>12.313522709053027</text:p>
          </table:table-cell>
          <table:table-cell office:value-type="float" office:value="-0.7803209572553965">
            <text:p>-0.7803209572553965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04T01:00:00">
            <text:p>Wed Feb  4 01:00:00 2015</text:p>
          </table:table-cell>
          <table:table-cell office:value-type="float" office:value="7.0">
            <text:p>7.0</text:p>
          </table:table-cell>
          <table:table-cell office:value-type="float" office:value="12.326762728660086">
            <text:p>12.326762728660086</text:p>
          </table:table-cell>
          <table:table-cell office:value-type="float" office:value="-0.7811951343697058">
            <text:p>-0.78119513436970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2:00:00">
            <text:p>Wed Feb  4 02:00:00 2015</text:p>
          </table:table-cell>
          <table:table-cell office:value-type="float" office:value="7.0">
            <text:p>7.0</text:p>
          </table:table-cell>
          <table:table-cell office:value-type="float" office:value="12.856173741892533">
            <text:p>12.856173741892533</text:p>
          </table:table-cell>
          <table:table-cell office:value-type="float" office:value="-0.7033899245057382">
            <text:p>-0.703389924505738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04T03:00:00">
            <text:p>Wed Feb  4 03:00:00 2015</text:p>
          </table:table-cell>
          <table:table-cell office:value-type="float" office:value="6.8333">
            <text:p>6.8333</text:p>
          </table:table-cell>
          <table:table-cell office:value-type="float" office:value="13.207543855492993">
            <text:p>13.207543855492993</text:p>
          </table:table-cell>
          <table:table-cell office:value-type="float" office:value="-0.705492771792023">
            <text:p>-0.7054927717920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04T04:00:00">
            <text:p>Wed Feb  4 04:00:00 2015</text:p>
          </table:table-cell>
          <table:table-cell office:value-type="float" office:value="5.6667">
            <text:p>5.6667</text:p>
          </table:table-cell>
          <table:table-cell office:value-type="float" office:value="13.421711842870483">
            <text:p>13.421711842870483</text:p>
          </table:table-cell>
          <table:table-cell office:value-type="float" office:value="-0.7383044143927832">
            <text:p>-0.738304414392783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04T05:00:00">
            <text:p>Wed Feb  4 05:00:00 2015</text:p>
          </table:table-cell>
          <table:table-cell office:value-type="float" office:value="5.8333">
            <text:p>5.8333</text:p>
          </table:table-cell>
          <table:table-cell office:value-type="float" office:value="13.824783479154226">
            <text:p>13.824783479154226</text:p>
          </table:table-cell>
          <table:table-cell office:value-type="float" office:value="-0.7434016357370276">
            <text:p>-0.74340163573702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5-02-04T06:00:00">
            <text:p>Wed Feb  4 06:00:00 2015</text:p>
          </table:table-cell>
          <table:table-cell office:value-type="float" office:value="5.5">
            <text:p>5.5</text:p>
          </table:table-cell>
          <table:table-cell office:value-type="float" office:value="14.414363873942666">
            <text:p>14.414363873942666</text:p>
          </table:table-cell>
          <table:table-cell office:value-type="float" office:value="-0.7112157459041272">
            <text:p>-0.71121574590412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4T08:00:00">
            <text:p>Wed Feb  4 08:00:00 2015</text:p>
          </table:table-cell>
          <table:table-cell office:value-type="float" office:value="5.0">
            <text:p>5.0</text:p>
          </table:table-cell>
          <table:table-cell office:value-type="float" office:value="14.530399468580027">
            <text:p>14.530399468580027</text:p>
          </table:table-cell>
          <table:table-cell office:value-type="float" office:value="-0.9266717621195009">
            <text:p>-0.92667176211950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9:00:00">
            <text:p>Wed Feb  4 09:00:00 2015</text:p>
          </table:table-cell>
          <table:table-cell office:value-type="float" office:value="5.0">
            <text:p>5.0</text:p>
          </table:table-cell>
          <table:table-cell office:value-type="float" office:value="12.962435435837286">
            <text:p>12.962435435837286</text:p>
          </table:table-cell>
          <table:table-cell office:value-type="float" office:value="-0.9166314959978625">
            <text:p>-0.91663149599786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04T10:00:00">
            <text:p>Wed Feb  4 10:00:00 2015</text:p>
          </table:table-cell>
          <table:table-cell office:value-type="float" office:value="4.3333">
            <text:p>4.3333</text:p>
          </table:table-cell>
          <table:table-cell office:value-type="float" office:value="11.576320318225154">
            <text:p>11.576320318225154</text:p>
          </table:table-cell>
          <table:table-cell office:value-type="float" office:value="-0.6934136302538607">
            <text:p>-0.693413630253860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4T11:00:00">
            <text:p>Wed Feb  4 11:00:00 2015</text:p>
          </table:table-cell>
          <table:table-cell office:value-type="float" office:value="4.0">
            <text:p>4.0</text:p>
          </table:table-cell>
          <table:table-cell office:value-type="float" office:value="10.91894227953893">
            <text:p>10.91894227953893</text:p>
          </table:table-cell>
          <table:table-cell office:value-type="float" office:value="-0.8824988097364189">
            <text:p>-0.882498809736418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2-04T12:00:00">
            <text:p>Wed Feb  4 12:00:00 2015</text:p>
          </table:table-cell>
          <table:table-cell office:value-type="float" office:value="3.8333">
            <text:p>3.8333</text:p>
          </table:table-cell>
          <table:table-cell office:value-type="float" office:value="10.780805883787307">
            <text:p>10.780805883787307</text:p>
          </table:table-cell>
          <table:table-cell office:value-type="float" office:value="-1.080308883102035">
            <text:p>-1.0803088831020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4T15:00:00">
            <text:p>Wed Feb  4 15:00:00 2015</text:p>
          </table:table-cell>
          <table:table-cell office:value-type="float" office:value="5.0">
            <text:p>5.0</text:p>
          </table:table-cell>
          <table:table-cell office:value-type="float" office:value="11.286376181908691">
            <text:p>11.286376181908691</text:p>
          </table:table-cell>
          <table:table-cell office:value-type="float" office:value="-1.3599131724053137">
            <text:p>-1.359913172405313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2-04T16:00:00">
            <text:p>Wed Feb  4 16:00:00 2015</text:p>
          </table:table-cell>
          <table:table-cell office:value-type="float" office:value="5.0">
            <text:p>5.0</text:p>
          </table:table-cell>
          <table:table-cell office:value-type="float" office:value="11.657650256439252">
            <text:p>11.657650256439252</text:p>
          </table:table-cell>
          <table:table-cell office:value-type="float" office:value="-1.3027962058767755">
            <text:p>-1.302796205876775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7:00:00">
            <text:p>Wed Feb  4 17:00:00 2015</text:p>
          </table:table-cell>
          <table:table-cell office:value-type="float" office:value="4.1667">
            <text:p>4.1667</text:p>
          </table:table-cell>
          <table:table-cell office:value-type="float" office:value="11.989780283249095">
            <text:p>11.989780283249095</text:p>
          </table:table-cell>
          <table:table-cell office:value-type="float" office:value="-1.2684915426517656">
            <text:p>-1.268491542651765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8:00:00">
            <text:p>Wed Feb  4 18:00:00 2015</text:p>
          </table:table-cell>
          <table:table-cell office:value-type="float" office:value="4.1667">
            <text:p>4.1667</text:p>
          </table:table-cell>
          <table:table-cell office:value-type="float" office:value="12.309214679385425">
            <text:p>12.309214679385425</text:p>
          </table:table-cell>
          <table:table-cell office:value-type="float" office:value="-1.2924276188614034">
            <text:p>-1.292427618861403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19:00:00">
            <text:p>Wed Feb  4 19:00:00 2015</text:p>
          </table:table-cell>
          <table:table-cell office:value-type="float" office:value="5.3333">
            <text:p>5.3333</text:p>
          </table:table-cell>
          <table:table-cell office:value-type="float" office:value="12.262726442489237">
            <text:p>12.262726442489237</text:p>
          </table:table-cell>
          <table:table-cell office:value-type="float" office:value="-1.4821858637602179">
            <text:p>-1.482185863760217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22:00:00">
            <text:p>Wed Feb  4 22:00:00 2015</text:p>
          </table:table-cell>
          <table:table-cell office:value-type="float" office:value="8.0">
            <text:p>8.0</text:p>
          </table:table-cell>
          <table:table-cell office:value-type="float" office:value="10.5722098549196">
            <text:p>10.5722098549196</text:p>
          </table:table-cell>
          <table:table-cell office:value-type="float" office:value="-1.4969330250534598">
            <text:p>-1.496933025053459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04T23:00:00">
            <text:p>Wed Feb  4 23:00:00 2015</text:p>
          </table:table-cell>
          <table:table-cell office:value-type="float" office:value="8.0">
            <text:p>8.0</text:p>
          </table:table-cell>
          <table:table-cell office:value-type="float" office:value="10.440011540361926">
            <text:p>10.440011540361926</text:p>
          </table:table-cell>
          <table:table-cell office:value-type="float" office:value="-1.4656207729022248">
            <text:p>-1.465620772902224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01:00:00">
            <text:p>Thu Feb  5 01:00:00 2015</text:p>
          </table:table-cell>
          <table:table-cell office:value-type="float" office:value="5.5">
            <text:p>5.5</text:p>
          </table:table-cell>
          <table:table-cell office:value-type="float" office:value="10.368622535990514">
            <text:p>10.368622535990514</text:p>
          </table:table-cell>
          <table:table-cell office:value-type="float" office:value="-1.5404071514527964">
            <text:p>-1.54040715145279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5T03:00:00">
            <text:p>Thu Feb  5 03:00:00 2015</text:p>
          </table:table-cell>
          <table:table-cell office:value-type="float" office:value="4.0">
            <text:p>4.0</text:p>
          </table:table-cell>
          <table:table-cell office:value-type="float" office:value="10.600162561835">
            <text:p>10.600162561835</text:p>
          </table:table-cell>
          <table:table-cell office:value-type="float" office:value="-1.1943637919286325">
            <text:p>-1.19436379192863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05T04:00:00">
            <text:p>Thu Feb  5 04:00:00 2015</text:p>
          </table:table-cell>
          <table:table-cell office:value-type="float" office:value="3.6667">
            <text:p>3.6667</text:p>
          </table:table-cell>
          <table:table-cell office:value-type="float" office:value="10.724695471464145">
            <text:p>10.724695471464145</text:p>
          </table:table-cell>
          <table:table-cell office:value-type="float" office:value="-1.0689994766928486">
            <text:p>-1.06899947669284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05T05:00:00">
            <text:p>Thu Feb  5 05:00:00 2015</text:p>
          </table:table-cell>
          <table:table-cell office:value-type="float" office:value="3.0">
            <text:p>3.0</text:p>
          </table:table-cell>
          <table:table-cell office:value-type="float" office:value="10.667080623042448">
            <text:p>10.667080623042448</text:p>
          </table:table-cell>
          <table:table-cell office:value-type="float" office:value="-1.0369479754954722">
            <text:p>-1.036947975495472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13:00:00">
            <text:p>Thu Feb  5 13:00:00 2015</text:p>
          </table:table-cell>
          <table:table-cell office:value-type="float" office:value="5.3333">
            <text:p>5.3333</text:p>
          </table:table-cell>
          <table:table-cell office:value-type="float" office:value="12.561294897000511">
            <text:p>12.561294897000511</text:p>
          </table:table-cell>
          <table:table-cell office:value-type="float" office:value="-1.1519276984828666">
            <text:p>-1.151927698482866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5T20:00:00">
            <text:p>Thu Feb  5 20:00:00 2015</text:p>
          </table:table-cell>
          <table:table-cell office:value-type="float" office:value="9.6667">
            <text:p>9.6667</text:p>
          </table:table-cell>
          <table:table-cell office:value-type="float" office:value="13.458883910631176">
            <text:p>13.458883910631176</text:p>
          </table:table-cell>
          <table:table-cell office:value-type="float" office:value="-1.227162999225338">
            <text:p>-1.2271629992253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2-06T03:00:00">
            <text:p>Fri Feb  6 03:00:00 2015</text:p>
          </table:table-cell>
          <table:table-cell office:value-type="float" office:value="15.0">
            <text:p>15.0</text:p>
          </table:table-cell>
          <table:table-cell office:value-type="float" office:value="24.066714921450497">
            <text:p>24.066714921450497</text:p>
          </table:table-cell>
          <table:table-cell office:value-type="float" office:value="-0.6404242926455194">
            <text:p>-0.64042429264551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6T07:00:00">
            <text:p>Fri Feb  6 07:00:00 2015</text:p>
          </table:table-cell>
          <table:table-cell office:value-type="float" office:value="16.8333">
            <text:p>16.8333</text:p>
          </table:table-cell>
          <table:table-cell office:value-type="float" office:value="26.84927238975231">
            <text:p>26.84927238975231</text:p>
          </table:table-cell>
          <table:table-cell office:value-type="float" office:value="0.040551651871344116">
            <text:p>0.0405516518713441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16.5">
            <text:p>16.5</text:p>
          </table:table-cell>
          <table:table-cell office:value-type="float" office:value="28.36787672761167">
            <text:p>28.36787672761167</text:p>
          </table:table-cell>
          <table:table-cell office:value-type="float" office:value="0.6259531218682268">
            <text:p>0.625953121868226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2-14T16:00:00">
            <text:p>Sat Feb 14 16:00:00 2015</text:p>
          </table:table-cell>
          <table:table-cell office:value-type="float" office:value="22.8333">
            <text:p>22.8333</text:p>
          </table:table-cell>
          <table:table-cell office:value-type="float" office:value="18.123766620278175">
            <text:p>18.123766620278175</text:p>
          </table:table-cell>
          <table:table-cell office:value-type="float" office:value="0.6909245300393775">
            <text:p>0.690924530039377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14T17:00:00">
            <text:p>Sat Feb 14 17:00:00 2015</text:p>
          </table:table-cell>
          <table:table-cell office:value-type="float" office:value="21.1667">
            <text:p>21.1667</text:p>
          </table:table-cell>
          <table:table-cell office:value-type="float" office:value="17.475655147860504">
            <text:p>17.475655147860504</text:p>
          </table:table-cell>
          <table:table-cell office:value-type="float" office:value="0.6057721779212693">
            <text:p>0.605772177921269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14T18:00:00">
            <text:p>Sat Feb 14 18:00:00 2015</text:p>
          </table:table-cell>
          <table:table-cell office:value-type="float" office:value="20.0">
            <text:p>20.0</text:p>
          </table:table-cell>
          <table:table-cell office:value-type="float" office:value="16.718084818083213">
            <text:p>16.718084818083213</text:p>
          </table:table-cell>
          <table:table-cell office:value-type="float" office:value="0.4863498574792631">
            <text:p>0.486349857479263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14T19:00:00">
            <text:p>Sat Feb 14 19:00:00 2015</text:p>
          </table:table-cell>
          <table:table-cell office:value-type="float" office:value="18.8333">
            <text:p>18.8333</text:p>
          </table:table-cell>
          <table:table-cell office:value-type="float" office:value="16.448328199678368">
            <text:p>16.448328199678368</text:p>
          </table:table-cell>
          <table:table-cell office:value-type="float" office:value="0.45958898174262897">
            <text:p>0.4595889817426289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14T20:00:00">
            <text:p>Sat Feb 14 20:00:00 2015</text:p>
          </table:table-cell>
          <table:table-cell office:value-type="float" office:value="19.0">
            <text:p>19.0</text:p>
          </table:table-cell>
          <table:table-cell office:value-type="float" office:value="16.70524024885923">
            <text:p>16.70524024885923</text:p>
          </table:table-cell>
          <table:table-cell office:value-type="float" office:value="0.3740618121476856">
            <text:p>0.374061812147685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4T21:00:00">
            <text:p>Sat Feb 14 21:00:00 2015</text:p>
          </table:table-cell>
          <table:table-cell office:value-type="float" office:value="19.0">
            <text:p>19.0</text:p>
          </table:table-cell>
          <table:table-cell office:value-type="float" office:value="17.131275591811473">
            <text:p>17.131275591811473</text:p>
          </table:table-cell>
          <table:table-cell office:value-type="float" office:value="0.23164698855217192">
            <text:p>0.2316469885521719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22:00:00">
            <text:p>Sat Feb 14 22:00:00 2015</text:p>
          </table:table-cell>
          <table:table-cell office:value-type="float" office:value="18.3333">
            <text:p>18.3333</text:p>
          </table:table-cell>
          <table:table-cell office:value-type="float" office:value="16.502135459359895">
            <text:p>16.502135459359895</text:p>
          </table:table-cell>
          <table:table-cell office:value-type="float" office:value="0.17895849372992126">
            <text:p>0.1789584937299212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14T23:00:00">
            <text:p>Sat Feb 14 23:00:00 2015</text:p>
          </table:table-cell>
          <table:table-cell office:value-type="float" office:value="18.0">
            <text:p>18.0</text:p>
          </table:table-cell>
          <table:table-cell office:value-type="float" office:value="15.270148401602457">
            <text:p>15.270148401602457</text:p>
          </table:table-cell>
          <table:table-cell office:value-type="float" office:value="0.25787928178661834">
            <text:p>0.2578792817866183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00:00:00">
            <text:p>Sun Feb 15 00:00:00 2015</text:p>
          </table:table-cell>
          <table:table-cell office:value-type="float" office:value="18.8333">
            <text:p>18.8333</text:p>
          </table:table-cell>
          <table:table-cell office:value-type="float" office:value="14.131668481353849">
            <text:p>14.131668481353849</text:p>
          </table:table-cell>
          <table:table-cell office:value-type="float" office:value="0.3530724994116603">
            <text:p>0.3530724994116603</text:p>
          </table:table-cell>
          <table:table-cell office:value-type="float" office:value="0">
            <text:p/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5T01:00:00">
            <text:p>Sun Feb 15 01:00:00 2015</text:p>
          </table:table-cell>
          <table:table-cell office:value-type="float" office:value="19.5">
            <text:p>19.5</text:p>
          </table:table-cell>
          <table:table-cell office:value-type="float" office:value="13.989943242097418">
            <text:p>13.989943242097418</text:p>
          </table:table-cell>
          <table:table-cell office:value-type="float" office:value="0.29745931151408683">
            <text:p>0.2974593115140868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2-15T02:00:00">
            <text:p>Sun Feb 15 02:00:00 2015</text:p>
          </table:table-cell>
          <table:table-cell office:value-type="float" office:value="18.5">
            <text:p>18.5</text:p>
          </table:table-cell>
          <table:table-cell office:value-type="float" office:value="13.608483491839527">
            <text:p>13.608483491839527</text:p>
          </table:table-cell>
          <table:table-cell office:value-type="float" office:value="0.18497223334980195">
            <text:p>0.1849722333498019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15T03:00:00">
            <text:p>Sun Feb 15 03:00:00 2015</text:p>
          </table:table-cell>
          <table:table-cell office:value-type="float" office:value="16.3333">
            <text:p>16.3333</text:p>
          </table:table-cell>
          <table:table-cell office:value-type="float" office:value="13.064017040894065">
            <text:p>13.064017040894065</text:p>
          </table:table-cell>
          <table:table-cell office:value-type="float" office:value="0.08495436288144857">
            <text:p>0.0849543628814485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2-15T04:00:00">
            <text:p>Sun Feb 15 04:00:00 2015</text:p>
          </table:table-cell>
          <table:table-cell office:value-type="float" office:value="14.8333">
            <text:p>14.8333</text:p>
          </table:table-cell>
          <table:table-cell office:value-type="float" office:value="12.735744003505731">
            <text:p>12.735744003505731</text:p>
          </table:table-cell>
          <table:table-cell office:value-type="float" office:value="-0.06058522508217497">
            <text:p>-0.0605852250821749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15T05:00:00">
            <text:p>Sun Feb 15 05:00:00 2015</text:p>
          </table:table-cell>
          <table:table-cell office:value-type="float" office:value="13.1667">
            <text:p>13.1667</text:p>
          </table:table-cell>
          <table:table-cell office:value-type="float" office:value="12.466989671214218">
            <text:p>12.466989671214218</text:p>
          </table:table-cell>
          <table:table-cell office:value-type="float" office:value="-0.19584555907843992">
            <text:p>-0.1958455590784399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5T06:00:00">
            <text:p>Sun Feb 15 06:00:00 2015</text:p>
          </table:table-cell>
          <table:table-cell office:value-type="float" office:value="11.3333">
            <text:p>11.3333</text:p>
          </table:table-cell>
          <table:table-cell office:value-type="float" office:value="12.206222163371528">
            <text:p>12.206222163371528</text:p>
          </table:table-cell>
          <table:table-cell office:value-type="float" office:value="-0.2844928765553029">
            <text:p>-0.284492876555302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15T07:00:00">
            <text:p>Sun Feb 15 07:00:00 2015</text:p>
          </table:table-cell>
          <table:table-cell office:value-type="float" office:value="10.5">
            <text:p>10.5</text:p>
          </table:table-cell>
          <table:table-cell office:value-type="float" office:value="11.828990436854939">
            <text:p>11.828990436854939</text:p>
          </table:table-cell>
          <table:table-cell office:value-type="float" office:value="-0.3988975001282487">
            <text:p>-0.398897500128248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15T08:00:00">
            <text:p>Sun Feb 15 08:00:00 2015</text:p>
          </table:table-cell>
          <table:table-cell office:value-type="float" office:value="9.8333">
            <text:p>9.8333</text:p>
          </table:table-cell>
          <table:table-cell office:value-type="float" office:value="11.173475572151023">
            <text:p>11.173475572151023</text:p>
          </table:table-cell>
          <table:table-cell office:value-type="float" office:value="-0.49097413456651945">
            <text:p>-0.4909741345665194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2-15T09:00:00">
            <text:p>Sun Feb 15 09:00:00 2015</text:p>
          </table:table-cell>
          <table:table-cell office:value-type="float" office:value="9.0">
            <text:p>9.0</text:p>
          </table:table-cell>
          <table:table-cell office:value-type="float" office:value="10.331985785631879">
            <text:p>10.331985785631879</text:p>
          </table:table-cell>
          <table:table-cell office:value-type="float" office:value="-0.4568609292087437">
            <text:p>-0.456860929208743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15T10:00:00">
            <text:p>Sun Feb 15 10:00:00 2015</text:p>
          </table:table-cell>
          <table:table-cell office:value-type="float" office:value="9.0">
            <text:p>9.0</text:p>
          </table:table-cell>
          <table:table-cell office:value-type="float" office:value="9.544362014128847">
            <text:p>9.544362014128847</text:p>
          </table:table-cell>
          <table:table-cell office:value-type="float" office:value="-0.3152705905799175">
            <text:p>-0.315270590579917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15T11:00:00">
            <text:p>Sun Feb 15 11:00:00 2015</text:p>
          </table:table-cell>
          <table:table-cell office:value-type="float" office:value="9.0">
            <text:p>9.0</text:p>
          </table:table-cell>
          <table:table-cell office:value-type="float" office:value="8.823948019796774">
            <text:p>8.823948019796774</text:p>
          </table:table-cell>
          <table:table-cell office:value-type="float" office:value="-0.05971468600002039">
            <text:p>-0.0597146860000203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5T12:00:00">
            <text:p>Sun Feb 15 12:00:00 2015</text:p>
          </table:table-cell>
          <table:table-cell office:value-type="float" office:value="8.8333">
            <text:p>8.8333</text:p>
          </table:table-cell>
          <table:table-cell office:value-type="float" office:value="8.191577048509846">
            <text:p>8.191577048509846</text:p>
          </table:table-cell>
          <table:table-cell office:value-type="float" office:value="0.2408965734943938">
            <text:p>0.240896573494393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5T13:00:00">
            <text:p>Sun Feb 15 13:00:00 2015</text:p>
          </table:table-cell>
          <table:table-cell office:value-type="float" office:value="7.8333">
            <text:p>7.8333</text:p>
          </table:table-cell>
          <table:table-cell office:value-type="float" office:value="7.59159471167363">
            <text:p>7.59159471167363</text:p>
          </table:table-cell>
          <table:table-cell office:value-type="float" office:value="0.369269141460262">
            <text:p>0.36926914146026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14:00:00">
            <text:p>Sun Feb 15 14:00:00 2015</text:p>
          </table:table-cell>
          <table:table-cell office:value-type="float" office:value="7.0">
            <text:p>7.0</text:p>
          </table:table-cell>
          <table:table-cell office:value-type="float" office:value="7.723602972383208">
            <text:p>7.723602972383208</text:p>
          </table:table-cell>
          <table:table-cell office:value-type="float" office:value="0.23172846739044514">
            <text:p>0.2317284673904451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02-15T15:00:00">
            <text:p>Sun Feb 15 15:00:00 2015</text:p>
          </table:table-cell>
          <table:table-cell office:value-type="float" office:value="7.0">
            <text:p>7.0</text:p>
          </table:table-cell>
          <table:table-cell office:value-type="float" office:value="7.500124886279514">
            <text:p>7.500124886279514</text:p>
          </table:table-cell>
          <table:table-cell office:value-type="float" office:value="0.27334722950510365">
            <text:p>0.2733472295051036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15T16:00:00">
            <text:p>Sun Feb 15 16:00:00 2015</text:p>
          </table:table-cell>
          <table:table-cell office:value-type="float" office:value="8.0">
            <text:p>8.0</text:p>
          </table:table-cell>
          <table:table-cell office:value-type="float" office:value="6.9587523580533555">
            <text:p>6.9587523580533555</text:p>
          </table:table-cell>
          <table:table-cell office:value-type="float" office:value="0.2810441558270272">
            <text:p>0.281044155827027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2-15T17:00:00">
            <text:p>Sun Feb 15 17:00:00 2015</text:p>
          </table:table-cell>
          <table:table-cell office:value-type="float" office:value="7.0">
            <text:p>7.0</text:p>
          </table:table-cell>
          <table:table-cell office:value-type="float" office:value="6.290453426284095">
            <text:p>6.290453426284095</text:p>
          </table:table-cell>
          <table:table-cell office:value-type="float" office:value="0.043471166078395795">
            <text:p>0.04347116607839579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15T18:00:00">
            <text:p>Sun Feb 15 18:00:00 2015</text:p>
          </table:table-cell>
          <table:table-cell office:value-type="float" office:value="7.0">
            <text:p>7.0</text:p>
          </table:table-cell>
          <table:table-cell office:value-type="float" office:value="5.750645780498054">
            <text:p>5.750645780498054</text:p>
          </table:table-cell>
          <table:table-cell office:value-type="float" office:value="-0.07329374187613985">
            <text:p>-0.0732937418761398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5T19:00:00">
            <text:p>Sun Feb 15 19:00:00 2015</text:p>
          </table:table-cell>
          <table:table-cell office:value-type="float" office:value="6.6667">
            <text:p>6.6667</text:p>
          </table:table-cell>
          <table:table-cell office:value-type="float" office:value="5.870428502061353">
            <text:p>5.870428502061353</text:p>
          </table:table-cell>
          <table:table-cell office:value-type="float" office:value="-0.27690310655150996">
            <text:p>-0.2769031065515099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20T18:00:00">
            <text:p>Fri Feb 20 18:00:00 2015</text:p>
          </table:table-cell>
          <table:table-cell office:value-type="float" office:value="15.0">
            <text:p>15.0</text:p>
          </table:table-cell>
          <table:table-cell office:value-type="float" office:value="25.297861781369644">
            <text:p>25.297861781369644</text:p>
          </table:table-cell>
          <table:table-cell office:value-type="float" office:value="0.06277675957205278">
            <text:p>0.0627767595720527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0T19:00:00">
            <text:p>Fri Feb 20 19:00:00 2015</text:p>
          </table:table-cell>
          <table:table-cell office:value-type="float" office:value="15.0">
            <text:p>15.0</text:p>
          </table:table-cell>
          <table:table-cell office:value-type="float" office:value="25.054769264217857">
            <text:p>25.054769264217857</text:p>
          </table:table-cell>
          <table:table-cell office:value-type="float" office:value="0.05615328478842182">
            <text:p>0.0561532847884218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16.0">
            <text:p>16.0</text:p>
          </table:table-cell>
          <table:table-cell office:value-type="float" office:value="25.036372769111754">
            <text:p>25.036372769111754</text:p>
          </table:table-cell>
          <table:table-cell office:value-type="float" office:value="0.06666324744421304">
            <text:p>0.06666324744421304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1T02:00:00">
            <text:p>Sat Feb 21 02:00:00 2015</text:p>
          </table:table-cell>
          <table:table-cell office:value-type="float" office:value="16.8333">
            <text:p>16.8333</text:p>
          </table:table-cell>
          <table:table-cell office:value-type="float" office:value="26.975596250619862">
            <text:p>26.975596250619862</text:p>
          </table:table-cell>
          <table:table-cell office:value-type="float" office:value="0.2200293053626666">
            <text:p>0.220029305362666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2-21T03:00:00">
            <text:p>Sat Feb 21 03:00:00 2015</text:p>
          </table:table-cell>
          <table:table-cell office:value-type="float" office:value="17.3333">
            <text:p>17.3333</text:p>
          </table:table-cell>
          <table:table-cell office:value-type="float" office:value="27.26086151743984">
            <text:p>27.26086151743984</text:p>
          </table:table-cell>
          <table:table-cell office:value-type="float" office:value="0.28226261935543717">
            <text:p>0.2822626193554371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21T04:00:00">
            <text:p>Sat Feb 21 04:00:00 2015</text:p>
          </table:table-cell>
          <table:table-cell office:value-type="float" office:value="17.1667">
            <text:p>17.1667</text:p>
          </table:table-cell>
          <table:table-cell office:value-type="float" office:value="27.5465797959527">
            <text:p>27.5465797959527</text:p>
          </table:table-cell>
          <table:table-cell office:value-type="float" office:value="0.3257826100033871">
            <text:p>0.325782610003387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2-21T05:00:00">
            <text:p>Sat Feb 21 05:00:00 2015</text:p>
          </table:table-cell>
          <table:table-cell office:value-type="float" office:value="17.0">
            <text:p>17.0</text:p>
          </table:table-cell>
          <table:table-cell office:value-type="float" office:value="27.819988220451776">
            <text:p>27.819988220451776</text:p>
          </table:table-cell>
          <table:table-cell office:value-type="float" office:value="0.3693324834638627">
            <text:p>0.369332483463862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21T06:00:00">
            <text:p>Sat Feb 21 06:00:00 2015</text:p>
          </table:table-cell>
          <table:table-cell office:value-type="float" office:value="17.3333">
            <text:p>17.3333</text:p>
          </table:table-cell>
          <table:table-cell office:value-type="float" office:value="28.13209541774878">
            <text:p>28.13209541774878</text:p>
          </table:table-cell>
          <table:table-cell office:value-type="float" office:value="0.3954391160894925">
            <text:p>0.395439116089492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5-02-21T07:00:00">
            <text:p>Sat Feb 21 07:00:00 2015</text:p>
          </table:table-cell>
          <table:table-cell office:value-type="float" office:value="18.5">
            <text:p>18.5</text:p>
          </table:table-cell>
          <table:table-cell office:value-type="float" office:value="28.359964321009286">
            <text:p>28.359964321009286</text:p>
          </table:table-cell>
          <table:table-cell office:value-type="float" office:value="0.40090058303270376">
            <text:p>0.4009005830327037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21T08:00:00">
            <text:p>Sat Feb 21 08:00:00 2015</text:p>
          </table:table-cell>
          <table:table-cell office:value-type="float" office:value="19.5">
            <text:p>19.5</text:p>
          </table:table-cell>
          <table:table-cell office:value-type="float" office:value="28.2312468194604">
            <text:p>28.2312468194604</text:p>
          </table:table-cell>
          <table:table-cell office:value-type="float" office:value="0.4083358852310144">
            <text:p>0.408335885231014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21T09:00:00">
            <text:p>Sat Feb 21 09:00:00 2015</text:p>
          </table:table-cell>
          <table:table-cell office:value-type="float" office:value="21.0">
            <text:p>21.0</text:p>
          </table:table-cell>
          <table:table-cell office:value-type="float" office:value="27.800816269059823">
            <text:p>27.800816269059823</text:p>
          </table:table-cell>
          <table:table-cell office:value-type="float" office:value="0.4495935524914511">
            <text:p>0.449593552491451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2-21T10:00:00">
            <text:p>Sat Feb 21 10:00:00 2015</text:p>
          </table:table-cell>
          <table:table-cell office:value-type="float" office:value="21.3333">
            <text:p>21.3333</text:p>
          </table:table-cell>
          <table:table-cell office:value-type="float" office:value="27.29990691104244">
            <text:p>27.29990691104244</text:p>
          </table:table-cell>
          <table:table-cell office:value-type="float" office:value="0.4314488814094232">
            <text:p>0.431448881409423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2-21T11:00:00">
            <text:p>Sat Feb 21 11:00:00 2015</text:p>
          </table:table-cell>
          <table:table-cell office:value-type="float" office:value="21.1667">
            <text:p>21.1667</text:p>
          </table:table-cell>
          <table:table-cell office:value-type="float" office:value="27.158419913215553">
            <text:p>27.158419913215553</text:p>
          </table:table-cell>
          <table:table-cell office:value-type="float" office:value="0.40036442480132517">
            <text:p>0.4003644248013251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21T12:00:00">
            <text:p>Sat Feb 21 12:00:00 2015</text:p>
          </table:table-cell>
          <table:table-cell office:value-type="float" office:value="19.8333">
            <text:p>19.8333</text:p>
          </table:table-cell>
          <table:table-cell office:value-type="float" office:value="27.378079505325687">
            <text:p>27.378079505325687</text:p>
          </table:table-cell>
          <table:table-cell office:value-type="float" office:value="0.44899583455710784">
            <text:p>0.4489958345571078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21T13:00:00">
            <text:p>Sat Feb 21 13:00:00 2015</text:p>
          </table:table-cell>
          <table:table-cell office:value-type="float" office:value="18.6667">
            <text:p>18.6667</text:p>
          </table:table-cell>
          <table:table-cell office:value-type="float" office:value="27.171593274954517">
            <text:p>27.171593274954517</text:p>
          </table:table-cell>
          <table:table-cell office:value-type="float" office:value="0.600289605666511">
            <text:p>0.60028960566651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2-21T14:00:00">
            <text:p>Sat Feb 21 14:00:00 2015</text:p>
          </table:table-cell>
          <table:table-cell office:value-type="float" office:value="17.3333">
            <text:p>17.3333</text:p>
          </table:table-cell>
          <table:table-cell office:value-type="float" office:value="26.006914768604435">
            <text:p>26.006914768604435</text:p>
          </table:table-cell>
          <table:table-cell office:value-type="float" office:value="0.7590751690451352">
            <text:p>0.759075169045135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1T15:00:00">
            <text:p>Sat Feb 21 15:00:00 2015</text:p>
          </table:table-cell>
          <table:table-cell office:value-type="float" office:value="16.0">
            <text:p>16.0</text:p>
          </table:table-cell>
          <table:table-cell office:value-type="float" office:value="24.434259326301127">
            <text:p>24.434259326301127</text:p>
          </table:table-cell>
          <table:table-cell office:value-type="float" office:value="0.9179070760206063">
            <text:p>0.917907076020606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1T16:00:00">
            <text:p>Sat Feb 21 16:00:00 2015</text:p>
          </table:table-cell>
          <table:table-cell office:value-type="float" office:value="15.8333">
            <text:p>15.8333</text:p>
          </table:table-cell>
          <table:table-cell office:value-type="float" office:value="22.359751413498902">
            <text:p>22.359751413498902</text:p>
          </table:table-cell>
          <table:table-cell office:value-type="float" office:value="1.0636937889714637">
            <text:p>1.063693788971463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21T17:00:00">
            <text:p>Sat Feb 21 17:00:00 2015</text:p>
          </table:table-cell>
          <table:table-cell office:value-type="float" office:value="15.6667">
            <text:p>15.6667</text:p>
          </table:table-cell>
          <table:table-cell office:value-type="float" office:value="19.533573748348292">
            <text:p>19.533573748348292</text:p>
          </table:table-cell>
          <table:table-cell office:value-type="float" office:value="1.04956059295578">
            <text:p>1.0495605929557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21T18:00:00">
            <text:p>Sat Feb 21 18:00:00 2015</text:p>
          </table:table-cell>
          <table:table-cell office:value-type="float" office:value="15.0">
            <text:p>15.0</text:p>
          </table:table-cell>
          <table:table-cell office:value-type="float" office:value="16.414372820952465">
            <text:p>16.414372820952465</text:p>
          </table:table-cell>
          <table:table-cell office:value-type="float" office:value="0.7352600828278244">
            <text:p>0.735260082827824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21T19:00:00">
            <text:p>Sat Feb 21 19:00:00 2015</text:p>
          </table:table-cell>
          <table:table-cell office:value-type="float" office:value="16.5">
            <text:p>16.5</text:p>
          </table:table-cell>
          <table:table-cell office:value-type="float" office:value="13.906163100670545">
            <text:p>13.906163100670545</text:p>
          </table:table-cell>
          <table:table-cell office:value-type="float" office:value="0.29325118168835745">
            <text:p>0.2932511816883574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2T14:00:00">
            <text:p>Sun Feb 22 14:00:00 2015</text:p>
          </table:table-cell>
          <table:table-cell office:value-type="float" office:value="15.3333">
            <text:p>15.3333</text:p>
          </table:table-cell>
          <table:table-cell office:value-type="float" office:value="19.29723277922232">
            <text:p>19.29723277922232</text:p>
          </table:table-cell>
          <table:table-cell office:value-type="float" office:value="0.5440795639686558">
            <text:p>0.544079563968655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2-22T15:00:00">
            <text:p>Sun Feb 22 15:00:00 2015</text:p>
          </table:table-cell>
          <table:table-cell office:value-type="float" office:value="15.3333">
            <text:p>15.3333</text:p>
          </table:table-cell>
          <table:table-cell office:value-type="float" office:value="20.716501649178607">
            <text:p>20.716501649178607</text:p>
          </table:table-cell>
          <table:table-cell office:value-type="float" office:value="0.7034362205298283">
            <text:p>0.703436220529828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14.8333">
            <text:p>14.8333</text:p>
          </table:table-cell>
          <table:table-cell office:value-type="float" office:value="22.305503395433583">
            <text:p>22.305503395433583</text:p>
          </table:table-cell>
          <table:table-cell office:value-type="float" office:value="0.8031135508095653">
            <text:p>0.803113550809565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14.8333">
            <text:p>14.8333</text:p>
          </table:table-cell>
          <table:table-cell office:value-type="float" office:value="23.655065874064015">
            <text:p>23.655065874064015</text:p>
          </table:table-cell>
          <table:table-cell office:value-type="float" office:value="0.8542961825959032">
            <text:p>0.854296182595903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13.8333">
            <text:p>13.8333</text:p>
          </table:table-cell>
          <table:table-cell office:value-type="float" office:value="24.978430336712876">
            <text:p>24.978430336712876</text:p>
          </table:table-cell>
          <table:table-cell office:value-type="float" office:value="0.8781848317071757">
            <text:p>0.878184831707175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13.1667">
            <text:p>13.1667</text:p>
          </table:table-cell>
          <table:table-cell office:value-type="float" office:value="26.091661628237656">
            <text:p>26.091661628237656</text:p>
          </table:table-cell>
          <table:table-cell office:value-type="float" office:value="0.8447766419341151">
            <text:p>0.844776641934115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22T23:00:00">
            <text:p>Sun Feb 22 23:00:00 2015</text:p>
          </table:table-cell>
          <table:table-cell office:value-type="float" office:value="16.0">
            <text:p>16.0</text:p>
          </table:table-cell>
          <table:table-cell office:value-type="float" office:value="25.774484488832332">
            <text:p>25.774484488832332</text:p>
          </table:table-cell>
          <table:table-cell office:value-type="float" office:value="0.36184257190965124">
            <text:p>0.361842571909651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0:00:00">
            <text:p>Mon Feb 23 00:00:00 2015</text:p>
          </table:table-cell>
          <table:table-cell office:value-type="float" office:value="17.0">
            <text:p>17.0</text:p>
          </table:table-cell>
          <table:table-cell office:value-type="float" office:value="25.65282136848518">
            <text:p>25.65282136848518</text:p>
          </table:table-cell>
          <table:table-cell office:value-type="float" office:value="0.24483290268461097">
            <text:p>0.24483290268461097</text:p>
          </table:table-cell>
          <table:table-cell office:value-type="float" office:value="0">
            <text:p/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3T01:00:00">
            <text:p>Mon Feb 23 01:00:00 2015</text:p>
          </table:table-cell>
          <table:table-cell office:value-type="float" office:value="18.6667">
            <text:p>18.6667</text:p>
          </table:table-cell>
          <table:table-cell office:value-type="float" office:value="25.31601347339671">
            <text:p>25.31601347339671</text:p>
          </table:table-cell>
          <table:table-cell office:value-type="float" office:value="0.10680507642777938">
            <text:p>0.1068050764277793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2:00:00">
            <text:p>Mon Feb 23 02:00:00 2015</text:p>
          </table:table-cell>
          <table:table-cell office:value-type="float" office:value="18.0">
            <text:p>18.0</text:p>
          </table:table-cell>
          <table:table-cell office:value-type="float" office:value="24.323100558808274">
            <text:p>24.323100558808274</text:p>
          </table:table-cell>
          <table:table-cell office:value-type="float" office:value="0.0057443943639774245">
            <text:p>0.005744394363977424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2-23T03:00:00">
            <text:p>Mon Feb 23 03:00:00 2015</text:p>
          </table:table-cell>
          <table:table-cell office:value-type="float" office:value="18.0">
            <text:p>18.0</text:p>
          </table:table-cell>
          <table:table-cell office:value-type="float" office:value="22.826935469562724">
            <text:p>22.826935469562724</text:p>
          </table:table-cell>
          <table:table-cell office:value-type="float" office:value="0.01566900976518187">
            <text:p>0.0156690097651818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4:00:00">
            <text:p>Mon Feb 23 04:00:00 2015</text:p>
          </table:table-cell>
          <table:table-cell office:value-type="float" office:value="17.5">
            <text:p>17.5</text:p>
          </table:table-cell>
          <table:table-cell office:value-type="float" office:value="21.12222394409794">
            <text:p>21.12222394409794</text:p>
          </table:table-cell>
          <table:table-cell office:value-type="float" office:value="0.12249555138629543">
            <text:p>0.1224955513862954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2-23T05:00:00">
            <text:p>Mon Feb 23 05:00:00 2015</text:p>
          </table:table-cell>
          <table:table-cell office:value-type="float" office:value="17.0">
            <text:p>17.0</text:p>
          </table:table-cell>
          <table:table-cell office:value-type="float" office:value="19.964815100309643">
            <text:p>19.964815100309643</text:p>
          </table:table-cell>
          <table:table-cell office:value-type="float" office:value="0.15101243527757607">
            <text:p>0.1510124352775760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6:00:00">
            <text:p>Mon Feb 23 06:00:00 2015</text:p>
          </table:table-cell>
          <table:table-cell office:value-type="float" office:value="16.5">
            <text:p>16.5</text:p>
          </table:table-cell>
          <table:table-cell office:value-type="float" office:value="19.325032691495714">
            <text:p>19.325032691495714</text:p>
          </table:table-cell>
          <table:table-cell office:value-type="float" office:value="0.08776972020733041">
            <text:p>0.0877697202073304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2-23T13:00:00">
            <text:p>Mon Feb 23 13:00:00 2015</text:p>
          </table:table-cell>
          <table:table-cell office:value-type="float" office:value="17.6">
            <text:p>17.6</text:p>
          </table:table-cell>
          <table:table-cell office:value-type="float" office:value="20.882383026230258">
            <text:p>20.882383026230258</text:p>
          </table:table-cell>
          <table:table-cell office:value-type="float" office:value="-0.334180059053724">
            <text:p>-0.33418005905372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2-23T14:00:00">
            <text:p>Mon Feb 23 14:00:00 2015</text:p>
          </table:table-cell>
          <table:table-cell office:value-type="float" office:value="14.5">
            <text:p>14.5</text:p>
          </table:table-cell>
          <table:table-cell office:value-type="float" office:value="20.824409911181586">
            <text:p>20.824409911181586</text:p>
          </table:table-cell>
          <table:table-cell office:value-type="float" office:value="-0.39162990926080454">
            <text:p>-0.3916299092608045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2-23T15:00:00">
            <text:p>Mon Feb 23 15:00:00 2015</text:p>
          </table:table-cell>
          <table:table-cell office:value-type="float" office:value="13.0">
            <text:p>13.0</text:p>
          </table:table-cell>
          <table:table-cell office:value-type="float" office:value="20.552096968815235">
            <text:p>20.552096968815235</text:p>
          </table:table-cell>
          <table:table-cell office:value-type="float" office:value="-0.3560883050062671">
            <text:p>-0.356088305006267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16:00:00">
            <text:p>Mon Feb 23 16:00:00 2015</text:p>
          </table:table-cell>
          <table:table-cell office:value-type="float" office:value="12.5">
            <text:p>12.5</text:p>
          </table:table-cell>
          <table:table-cell office:value-type="float" office:value="19.893180031761474">
            <text:p>19.893180031761474</text:p>
          </table:table-cell>
          <table:table-cell office:value-type="float" office:value="-0.38741884935781384">
            <text:p>-0.3874188493578138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23T17:00:00">
            <text:p>Mon Feb 23 17:00:00 2015</text:p>
          </table:table-cell>
          <table:table-cell office:value-type="float" office:value="12.0">
            <text:p>12.0</text:p>
          </table:table-cell>
          <table:table-cell office:value-type="float" office:value="18.995230503596662">
            <text:p>18.995230503596662</text:p>
          </table:table-cell>
          <table:table-cell office:value-type="float" office:value="-0.4827378987639944">
            <text:p>-0.482737898763994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3T18:00:00">
            <text:p>Mon Feb 23 18:00:00 2015</text:p>
          </table:table-cell>
          <table:table-cell office:value-type="float" office:value="12.0">
            <text:p>12.0</text:p>
          </table:table-cell>
          <table:table-cell office:value-type="float" office:value="17.904335520635602">
            <text:p>17.904335520635602</text:p>
          </table:table-cell>
          <table:table-cell office:value-type="float" office:value="-0.6618290049130598">
            <text:p>-0.6618290049130598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3T19:00:00">
            <text:p>Mon Feb 23 19:00:00 2015</text:p>
          </table:table-cell>
          <table:table-cell office:value-type="float" office:value="12.3333">
            <text:p>12.3333</text:p>
          </table:table-cell>
          <table:table-cell office:value-type="float" office:value="16.392820802822943">
            <text:p>16.392820802822943</text:p>
          </table:table-cell>
          <table:table-cell office:value-type="float" office:value="-1.0213425850480666">
            <text:p>-1.021342585048066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23T20:00:00">
            <text:p>Mon Feb 23 20:00:00 2015</text:p>
          </table:table-cell>
          <table:table-cell office:value-type="float" office:value="12.5">
            <text:p>12.5</text:p>
          </table:table-cell>
          <table:table-cell office:value-type="float" office:value="14.94961575534953">
            <text:p>14.94961575534953</text:p>
          </table:table-cell>
          <table:table-cell office:value-type="float" office:value="-1.4741389385023884">
            <text:p>-1.474138938502388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23T21:00:00">
            <text:p>Mon Feb 23 21:00:00 2015</text:p>
          </table:table-cell>
          <table:table-cell office:value-type="float" office:value="12.1667">
            <text:p>12.1667</text:p>
          </table:table-cell>
          <table:table-cell office:value-type="float" office:value="14.850273792886778">
            <text:p>14.850273792886778</text:p>
          </table:table-cell>
          <table:table-cell office:value-type="float" office:value="-1.3297309505040433">
            <text:p>-1.329730950504043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12.0">
            <text:p>12.0</text:p>
          </table:table-cell>
          <table:table-cell office:value-type="float" office:value="14.751756163388212">
            <text:p>14.751756163388212</text:p>
          </table:table-cell>
          <table:table-cell office:value-type="float" office:value="-1.2032657950371433">
            <text:p>-1.20326579503714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12.6667">
            <text:p>12.6667</text:p>
          </table:table-cell>
          <table:table-cell office:value-type="float" office:value="14.873215076491704">
            <text:p>14.873215076491704</text:p>
          </table:table-cell>
          <table:table-cell office:value-type="float" office:value="-1.0643467288480708">
            <text:p>-1.0643467288480708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13.8333">
            <text:p>13.8333</text:p>
          </table:table-cell>
          <table:table-cell office:value-type="float" office:value="14.664362549599314">
            <text:p>14.664362549599314</text:p>
          </table:table-cell>
          <table:table-cell office:value-type="float" office:value="-1.006346065732852">
            <text:p>-1.006346065732852</text:p>
          </table:table-cell>
          <table:table-cell office:value-type="float" office:value="0">
            <text:p/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13.3333">
            <text:p>13.3333</text:p>
          </table:table-cell>
          <table:table-cell office:value-type="float" office:value="16.489338795771197">
            <text:p>16.489338795771197</text:p>
          </table:table-cell>
          <table:table-cell office:value-type="float" office:value="-0.3787328666534466">
            <text:p>-0.378732866653446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13.0">
            <text:p>13.0</text:p>
          </table:table-cell>
          <table:table-cell office:value-type="float" office:value="17.992277386483345">
            <text:p>17.992277386483345</text:p>
          </table:table-cell>
          <table:table-cell office:value-type="float" office:value="-0.09534725331197105">
            <text:p>-0.0953472533119710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13.0">
            <text:p>13.0</text:p>
          </table:table-cell>
          <table:table-cell office:value-type="float" office:value="19.27982639647585">
            <text:p>19.27982639647585</text:p>
          </table:table-cell>
          <table:table-cell office:value-type="float" office:value="0.018330359404142148">
            <text:p>0.01833035940414214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13.0">
            <text:p>13.0</text:p>
          </table:table-cell>
          <table:table-cell office:value-type="float" office:value="20.336864762746668">
            <text:p>20.336864762746668</text:p>
          </table:table-cell>
          <table:table-cell office:value-type="float" office:value="-0.01636435806725449">
            <text:p>-0.0163643580672544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13.1667">
            <text:p>13.1667</text:p>
          </table:table-cell>
          <table:table-cell office:value-type="float" office:value="21.773591779817473">
            <text:p>21.773591779817473</text:p>
          </table:table-cell>
          <table:table-cell office:value-type="float" office:value="-0.1845410682714928">
            <text:p>-0.184541068271492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12.5">
            <text:p>12.5</text:p>
          </table:table-cell>
          <table:table-cell office:value-type="float" office:value="22.533603146711023">
            <text:p>22.533603146711023</text:p>
          </table:table-cell>
          <table:table-cell office:value-type="float" office:value="-0.24002841970329017">
            <text:p>-0.2400284197032901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11.6667">
            <text:p>11.6667</text:p>
          </table:table-cell>
          <table:table-cell office:value-type="float" office:value="22.597007840996863">
            <text:p>22.597007840996863</text:p>
          </table:table-cell>
          <table:table-cell office:value-type="float" office:value="-0.5252060399154639">
            <text:p>-0.52520603991546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24T10:00:00">
            <text:p>Tue Feb 24 10:00:00 2015</text:p>
          </table:table-cell>
          <table:table-cell office:value-type="float" office:value="11.3333">
            <text:p>11.3333</text:p>
          </table:table-cell>
          <table:table-cell office:value-type="float" office:value="20.760522745595">
            <text:p>20.760522745595</text:p>
          </table:table-cell>
          <table:table-cell office:value-type="float" office:value="-0.5850970022025347">
            <text:p>-0.585097002202534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2-24T11:00:00">
            <text:p>Tue Feb 24 11:00:00 2015</text:p>
          </table:table-cell>
          <table:table-cell office:value-type="float" office:value="10.8333">
            <text:p>10.8333</text:p>
          </table:table-cell>
          <table:table-cell office:value-type="float" office:value="18.496553976841028">
            <text:p>18.496553976841028</text:p>
          </table:table-cell>
          <table:table-cell office:value-type="float" office:value="-0.48340335050294847">
            <text:p>-0.4834033505029484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24T13:00:00">
            <text:p>Tue Feb 24 13:00:00 2015</text:p>
          </table:table-cell>
          <table:table-cell office:value-type="float" office:value="9.6667">
            <text:p>9.6667</text:p>
          </table:table-cell>
          <table:table-cell office:value-type="float" office:value="17.030793813653958">
            <text:p>17.030793813653958</text:p>
          </table:table-cell>
          <table:table-cell office:value-type="float" office:value="-0.5101727774246407">
            <text:p>-0.510172777424640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24T14:00:00">
            <text:p>Tue Feb 24 14:00:00 2015</text:p>
          </table:table-cell>
          <table:table-cell office:value-type="float" office:value="9.0">
            <text:p>9.0</text:p>
          </table:table-cell>
          <table:table-cell office:value-type="float" office:value="17.500854934272223">
            <text:p>17.500854934272223</text:p>
          </table:table-cell>
          <table:table-cell office:value-type="float" office:value="-0.614534014909256">
            <text:p>-0.61453401490925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2-24T15:00:00">
            <text:p>Tue Feb 24 15:00:00 2015</text:p>
          </table:table-cell>
          <table:table-cell office:value-type="float" office:value="8.8333">
            <text:p>8.8333</text:p>
          </table:table-cell>
          <table:table-cell office:value-type="float" office:value="18.076258549508612">
            <text:p>18.076258549508612</text:p>
          </table:table-cell>
          <table:table-cell office:value-type="float" office:value="-0.6860246960912749">
            <text:p>-0.686024696091274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24T16:00:00">
            <text:p>Tue Feb 24 16:00:00 2015</text:p>
          </table:table-cell>
          <table:table-cell office:value-type="float" office:value="9.0">
            <text:p>9.0</text:p>
          </table:table-cell>
          <table:table-cell office:value-type="float" office:value="18.77516936763006">
            <text:p>18.77516936763006</text:p>
          </table:table-cell>
          <table:table-cell office:value-type="float" office:value="-0.7156578419244933">
            <text:p>-0.715657841924493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2-24T18:00:00">
            <text:p>Tue Feb 24 18:00:00 2015</text:p>
          </table:table-cell>
          <table:table-cell office:value-type="float" office:value="9.0">
            <text:p>9.0</text:p>
          </table:table-cell>
          <table:table-cell office:value-type="float" office:value="19.786037221276196">
            <text:p>19.786037221276196</text:p>
          </table:table-cell>
          <table:table-cell office:value-type="float" office:value="-0.8753021174612355">
            <text:p>-0.87530211746123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24T19:00:00">
            <text:p>Tue Feb 24 19:00:00 2015</text:p>
          </table:table-cell>
          <table:table-cell office:value-type="float" office:value="9.8333">
            <text:p>9.8333</text:p>
          </table:table-cell>
          <table:table-cell office:value-type="float" office:value="19.685933751837762">
            <text:p>19.685933751837762</text:p>
          </table:table-cell>
          <table:table-cell office:value-type="float" office:value="-1.0672353932403589">
            <text:p>-1.067235393240358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5-02-24T20:00:00">
            <text:p>Tue Feb 24 20:00:00 2015</text:p>
          </table:table-cell>
          <table:table-cell office:value-type="float" office:value="10.1667">
            <text:p>10.1667</text:p>
          </table:table-cell>
          <table:table-cell office:value-type="float" office:value="18.89380321907406">
            <text:p>18.89380321907406</text:p>
          </table:table-cell>
          <table:table-cell office:value-type="float" office:value="-1.3307950244562674">
            <text:p>-1.330795024456267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2-24T23:00:00">
            <text:p>Tue Feb 24 23:00:00 2015</text:p>
          </table:table-cell>
          <table:table-cell office:value-type="float" office:value="10.8333">
            <text:p>10.8333</text:p>
          </table:table-cell>
          <table:table-cell office:value-type="float" office:value="13.217581408625021">
            <text:p>13.217581408625021</text:p>
          </table:table-cell>
          <table:table-cell office:value-type="float" office:value="-1.1921269956842966">
            <text:p>-1.192126995684296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25T00:00:00">
            <text:p>Wed Feb 25 00:00:00 2015</text:p>
          </table:table-cell>
          <table:table-cell office:value-type="float" office:value="10.8333">
            <text:p>10.8333</text:p>
          </table:table-cell>
          <table:table-cell office:value-type="float" office:value="12.004322483740172">
            <text:p>12.004322483740172</text:p>
          </table:table-cell>
          <table:table-cell office:value-type="float" office:value="-0.8396598289109828">
            <text:p>-0.8396598289109828</text:p>
          </table:table-cell>
          <table:table-cell office:value-type="float" office:value="0">
            <text:p/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2-25T01:00:00">
            <text:p>Wed Feb 25 01:00:00 2015</text:p>
          </table:table-cell>
          <table:table-cell office:value-type="float" office:value="10.5">
            <text:p>10.5</text:p>
          </table:table-cell>
          <table:table-cell office:value-type="float" office:value="12.01980709668237">
            <text:p>12.01980709668237</text:p>
          </table:table-cell>
          <table:table-cell office:value-type="float" office:value="-0.7596590272631869">
            <text:p>-0.759659027263186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25T10:00:00">
            <text:p>Wed Feb 25 10:00:00 2015</text:p>
          </table:table-cell>
          <table:table-cell office:value-type="float" office:value="11.5">
            <text:p>11.5</text:p>
          </table:table-cell>
          <table:table-cell office:value-type="float" office:value="23.818193505568416">
            <text:p>23.818193505568416</text:p>
          </table:table-cell>
          <table:table-cell office:value-type="float" office:value="-0.9472735780332624">
            <text:p>-0.94727357803326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4.3333">
            <text:p>24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